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4.038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4.011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3.93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813cm"/>
    </style:style>
    <style:style style:name="co11" style:family="table-column">
      <style:table-column-properties fo:break-before="auto" style:column-width="3.847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.3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BENCH_metaheu_ls_vnd_bvns_ts__niter_10_search_greedy_init_one2one_memory_10_times4ave_50_maxs_0.2" table:style-name="ta1">
        <table:shapes>
          <draw:frame draw:z-index="0" draw:style-name="gr1" draw:text-style-name="P1" svg:width="36.039cm" svg:height="9.005cm" svg:x="5.076cm" svg:y="15.324cm">
            <draw:object draw:notify-on-update-of-ranges="'TESTBENCH_metaheu_ls_vnd_bvns_ts__niter_10_search_greedy_init_one2one_memory_10_times4ave_50_maxs_0.2'.D1:'TESTBENCH_metaheu_ls_vnd_bvns_ts__niter_10_search_greedy_init_one2one_memory_10_times4ave_50_maxs_0.2'.D1 'TESTBENCH_metaheu_ls_vnd_bvns_ts__niter_10_search_greedy_init_one2one_memory_10_times4ave_50_maxs_0.2'.D2:'TESTBENCH_metaheu_ls_vnd_bvns_ts__niter_10_search_greedy_init_one2one_memory_10_times4ave_50_maxs_0.2'.D31 'TESTBENCH_metaheu_ls_vnd_bvns_ts__niter_10_search_greedy_init_one2one_memory_10_times4ave_50_maxs_0.2'.E1:'TESTBENCH_metaheu_ls_vnd_bvns_ts__niter_10_search_greedy_init_one2one_memory_10_times4ave_50_maxs_0.2'.E1 'TESTBENCH_metaheu_ls_vnd_bvns_ts__niter_10_search_greedy_init_one2one_memory_10_times4ave_50_maxs_0.2'.E2:'TESTBENCH_metaheu_ls_vnd_bvns_ts__niter_10_search_greedy_init_one2one_memory_10_times4ave_50_maxs_0.2'.E31 'TESTBENCH_metaheu_ls_vnd_bvns_ts__niter_10_search_greedy_init_one2one_memory_10_times4ave_50_maxs_0.2'.G1:'TESTBENCH_metaheu_ls_vnd_bvns_ts__niter_10_search_greedy_init_one2one_memory_10_times4ave_50_maxs_0.2'.G1 'TESTBENCH_metaheu_ls_vnd_bvns_ts__niter_10_search_greedy_init_one2one_memory_10_times4ave_50_maxs_0.2'.G2:'TESTBENCH_metaheu_ls_vnd_bvns_ts__niter_10_search_greedy_init_one2one_memory_10_times4ave_50_maxs_0.2'.G31 'TESTBENCH_metaheu_ls_vnd_bvns_ts__niter_10_search_greedy_init_one2one_memory_10_times4ave_50_maxs_0.2'.H1:'TESTBENCH_metaheu_ls_vnd_bvns_ts__niter_10_search_greedy_init_one2one_memory_10_times4ave_50_maxs_0.2'.H1 'TESTBENCH_metaheu_ls_vnd_bvns_ts__niter_10_search_greedy_init_one2one_memory_10_times4ave_50_maxs_0.2'.H2:'TESTBENCH_metaheu_ls_vnd_bvns_ts__niter_10_search_greedy_init_one2one_memory_10_times4ave_50_maxs_0.2'.H31 'TESTBENCH_metaheu_ls_vnd_bvns_ts__niter_10_search_greedy_init_one2one_memory_10_times4ave_50_maxs_0.2'.J1:'TESTBENCH_metaheu_ls_vnd_bvns_ts__niter_10_search_greedy_init_one2one_memory_10_times4ave_50_maxs_0.2'.J1 'TESTBENCH_metaheu_ls_vnd_bvns_ts__niter_10_search_greedy_init_one2one_memory_10_times4ave_50_maxs_0.2'.J2:'TESTBENCH_metaheu_ls_vnd_bvns_ts__niter_10_search_greedy_init_one2one_memory_10_times4ave_50_maxs_0.2'.J31 'TESTBENCH_metaheu_ls_vnd_bvns_ts__niter_10_search_greedy_init_one2one_memory_10_times4ave_50_maxs_0.2'.K1:'TESTBENCH_metaheu_ls_vnd_bvns_ts__niter_10_search_greedy_init_one2one_memory_10_times4ave_50_maxs_0.2'.K1 'TESTBENCH_metaheu_ls_vnd_bvns_ts__niter_10_search_greedy_init_one2one_memory_10_times4ave_50_maxs_0.2'.K2:'TESTBENCH_metaheu_ls_vnd_bvns_ts__niter_10_search_greedy_init_one2one_memory_10_times4ave_50_maxs_0.2'.K31 'TESTBENCH_metaheu_ls_vnd_bvns_ts__niter_10_search_greedy_init_one2one_memory_10_times4ave_50_maxs_0.2'.M1:'TESTBENCH_metaheu_ls_vnd_bvns_ts__niter_10_search_greedy_init_one2one_memory_10_times4ave_50_maxs_0.2'.M1 'TESTBENCH_metaheu_ls_vnd_bvns_ts__niter_10_search_greedy_init_one2one_memory_10_times4ave_50_maxs_0.2'.M2:'TESTBENCH_metaheu_ls_vnd_bvns_ts__niter_10_search_greedy_init_one2one_memory_10_times4ave_50_maxs_0.2'.M31 'TESTBENCH_metaheu_ls_vnd_bvns_ts__niter_10_search_greedy_init_one2one_memory_10_times4ave_50_maxs_0.2'.N1:'TESTBENCH_metaheu_ls_vnd_bvns_ts__niter_10_search_greedy_init_one2one_memory_10_times4ave_50_maxs_0.2'.N1 'TESTBENCH_metaheu_ls_vnd_bvns_ts__niter_10_search_greedy_init_one2one_memory_10_times4ave_50_maxs_0.2'.N2:'TESTBENCH_metaheu_ls_vnd_bvns_ts__niter_10_search_greedy_init_one2one_memory_10_times4ave_50_maxs_0.2'.N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36.039cm" svg:height="9.005cm" svg:x="5.158cm" svg:y="24.809cm">
            <draw:object draw:notify-on-update-of-ranges="'TESTBENCH_metaheu_ls_vnd_bvns_ts__niter_10_search_greedy_init_one2one_memory_10_times4ave_50_maxs_0.2'.D1:'TESTBENCH_metaheu_ls_vnd_bvns_ts__niter_10_search_greedy_init_one2one_memory_10_times4ave_50_maxs_0.2'.D1 'TESTBENCH_metaheu_ls_vnd_bvns_ts__niter_10_search_greedy_init_one2one_memory_10_times4ave_50_maxs_0.2'.D2:'TESTBENCH_metaheu_ls_vnd_bvns_ts__niter_10_search_greedy_init_one2one_memory_10_times4ave_50_maxs_0.2'.D31 'TESTBENCH_metaheu_ls_vnd_bvns_ts__niter_10_search_greedy_init_one2one_memory_10_times4ave_50_maxs_0.2'.G1:'TESTBENCH_metaheu_ls_vnd_bvns_ts__niter_10_search_greedy_init_one2one_memory_10_times4ave_50_maxs_0.2'.G1 'TESTBENCH_metaheu_ls_vnd_bvns_ts__niter_10_search_greedy_init_one2one_memory_10_times4ave_50_maxs_0.2'.G2:'TESTBENCH_metaheu_ls_vnd_bvns_ts__niter_10_search_greedy_init_one2one_memory_10_times4ave_50_maxs_0.2'.G31 'TESTBENCH_metaheu_ls_vnd_bvns_ts__niter_10_search_greedy_init_one2one_memory_10_times4ave_50_maxs_0.2'.J1:'TESTBENCH_metaheu_ls_vnd_bvns_ts__niter_10_search_greedy_init_one2one_memory_10_times4ave_50_maxs_0.2'.J1 'TESTBENCH_metaheu_ls_vnd_bvns_ts__niter_10_search_greedy_init_one2one_memory_10_times4ave_50_maxs_0.2'.J2:'TESTBENCH_metaheu_ls_vnd_bvns_ts__niter_10_search_greedy_init_one2one_memory_10_times4ave_50_maxs_0.2'.J31 'TESTBENCH_metaheu_ls_vnd_bvns_ts__niter_10_search_greedy_init_one2one_memory_10_times4ave_50_maxs_0.2'.M1:'TESTBENCH_metaheu_ls_vnd_bvns_ts__niter_10_search_greedy_init_one2one_memory_10_times4ave_50_maxs_0.2'.M1 'TESTBENCH_metaheu_ls_vnd_bvns_ts__niter_10_search_greedy_init_one2one_memory_10_times4ave_50_maxs_0.2'.M2:'TESTBENCH_metaheu_ls_vnd_bvns_ts__niter_10_search_greedy_init_one2one_memory_10_times4ave_50_maxs_0.2'.M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36.039cm" svg:height="9.005cm" svg:x="5.13cm" svg:y="34.318cm">
            <draw:object draw:notify-on-update-of-ranges="'TESTBENCH_metaheu_ls_vnd_bvns_ts__niter_10_search_greedy_init_one2one_memory_10_times4ave_50_maxs_0.2'.E1:'TESTBENCH_metaheu_ls_vnd_bvns_ts__niter_10_search_greedy_init_one2one_memory_10_times4ave_50_maxs_0.2'.E1 'TESTBENCH_metaheu_ls_vnd_bvns_ts__niter_10_search_greedy_init_one2one_memory_10_times4ave_50_maxs_0.2'.E2:'TESTBENCH_metaheu_ls_vnd_bvns_ts__niter_10_search_greedy_init_one2one_memory_10_times4ave_50_maxs_0.2'.E31 'TESTBENCH_metaheu_ls_vnd_bvns_ts__niter_10_search_greedy_init_one2one_memory_10_times4ave_50_maxs_0.2'.H1:'TESTBENCH_metaheu_ls_vnd_bvns_ts__niter_10_search_greedy_init_one2one_memory_10_times4ave_50_maxs_0.2'.H1 'TESTBENCH_metaheu_ls_vnd_bvns_ts__niter_10_search_greedy_init_one2one_memory_10_times4ave_50_maxs_0.2'.H2:'TESTBENCH_metaheu_ls_vnd_bvns_ts__niter_10_search_greedy_init_one2one_memory_10_times4ave_50_maxs_0.2'.H31 'TESTBENCH_metaheu_ls_vnd_bvns_ts__niter_10_search_greedy_init_one2one_memory_10_times4ave_50_maxs_0.2'.K1:'TESTBENCH_metaheu_ls_vnd_bvns_ts__niter_10_search_greedy_init_one2one_memory_10_times4ave_50_maxs_0.2'.K1 'TESTBENCH_metaheu_ls_vnd_bvns_ts__niter_10_search_greedy_init_one2one_memory_10_times4ave_50_maxs_0.2'.K2:'TESTBENCH_metaheu_ls_vnd_bvns_ts__niter_10_search_greedy_init_one2one_memory_10_times4ave_50_maxs_0.2'.K31 'TESTBENCH_metaheu_ls_vnd_bvns_ts__niter_10_search_greedy_init_one2one_memory_10_times4ave_50_maxs_0.2'.N1:'TESTBENCH_metaheu_ls_vnd_bvns_ts__niter_10_search_greedy_init_one2one_memory_10_times4ave_50_maxs_0.2'.N1 'TESTBENCH_metaheu_ls_vnd_bvns_ts__niter_10_search_greedy_init_one2one_memory_10_times4ave_50_maxs_0.2'.N2:'TESTBENCH_metaheu_ls_vnd_bvns_ts__niter_10_search_greedy_init_one2one_memory_10_times4ave_50_maxs_0.2'.N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.712cm" svg:height="9.005cm" svg:x="5.059cm" svg:y="43.773cm">
            <draw:object draw:notify-on-update-of-ranges="'TESTBENCH_metaheu_ls_vnd_bvns_ts__niter_10_search_greedy_init_one2one_memory_10_times4ave_50_maxs_0.2'.D1:'TESTBENCH_metaheu_ls_vnd_bvns_ts__niter_10_search_greedy_init_one2one_memory_10_times4ave_50_maxs_0.2'.D1 'TESTBENCH_metaheu_ls_vnd_bvns_ts__niter_10_search_greedy_init_one2one_memory_10_times4ave_50_maxs_0.2'.D2:'TESTBENCH_metaheu_ls_vnd_bvns_ts__niter_10_search_greedy_init_one2one_memory_10_times4ave_50_maxs_0.2'.D31 'TESTBENCH_metaheu_ls_vnd_bvns_ts__niter_10_search_greedy_init_one2one_memory_10_times4ave_50_maxs_0.2'.E1:'TESTBENCH_metaheu_ls_vnd_bvns_ts__niter_10_search_greedy_init_one2one_memory_10_times4ave_50_maxs_0.2'.E1 'TESTBENCH_metaheu_ls_vnd_bvns_ts__niter_10_search_greedy_init_one2one_memory_10_times4ave_50_maxs_0.2'.E2:'TESTBENCH_metaheu_ls_vnd_bvns_ts__niter_10_search_greedy_init_one2one_memory_10_times4ave_50_maxs_0.2'.E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4.712cm" svg:height="9.005cm" svg:x="20.698cm" svg:y="43.613cm">
            <draw:object draw:notify-on-update-of-ranges="'TESTBENCH_metaheu_ls_vnd_bvns_ts__niter_10_search_greedy_init_one2one_memory_10_times4ave_50_maxs_0.2'.G1:'TESTBENCH_metaheu_ls_vnd_bvns_ts__niter_10_search_greedy_init_one2one_memory_10_times4ave_50_maxs_0.2'.G1 'TESTBENCH_metaheu_ls_vnd_bvns_ts__niter_10_search_greedy_init_one2one_memory_10_times4ave_50_maxs_0.2'.G2:'TESTBENCH_metaheu_ls_vnd_bvns_ts__niter_10_search_greedy_init_one2one_memory_10_times4ave_50_maxs_0.2'.G31 'TESTBENCH_metaheu_ls_vnd_bvns_ts__niter_10_search_greedy_init_one2one_memory_10_times4ave_50_maxs_0.2'.H1:'TESTBENCH_metaheu_ls_vnd_bvns_ts__niter_10_search_greedy_init_one2one_memory_10_times4ave_50_maxs_0.2'.H1 'TESTBENCH_metaheu_ls_vnd_bvns_ts__niter_10_search_greedy_init_one2one_memory_10_times4ave_50_maxs_0.2'.H2:'TESTBENCH_metaheu_ls_vnd_bvns_ts__niter_10_search_greedy_init_one2one_memory_10_times4ave_50_maxs_0.2'.H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4.712cm" svg:height="9.005cm" svg:x="5.1cm" svg:y="53.23cm">
            <draw:object draw:notify-on-update-of-ranges="'TESTBENCH_metaheu_ls_vnd_bvns_ts__niter_10_search_greedy_init_one2one_memory_10_times4ave_50_maxs_0.2'.J1:'TESTBENCH_metaheu_ls_vnd_bvns_ts__niter_10_search_greedy_init_one2one_memory_10_times4ave_50_maxs_0.2'.J1 'TESTBENCH_metaheu_ls_vnd_bvns_ts__niter_10_search_greedy_init_one2one_memory_10_times4ave_50_maxs_0.2'.J2:'TESTBENCH_metaheu_ls_vnd_bvns_ts__niter_10_search_greedy_init_one2one_memory_10_times4ave_50_maxs_0.2'.J31 'TESTBENCH_metaheu_ls_vnd_bvns_ts__niter_10_search_greedy_init_one2one_memory_10_times4ave_50_maxs_0.2'.K1:'TESTBENCH_metaheu_ls_vnd_bvns_ts__niter_10_search_greedy_init_one2one_memory_10_times4ave_50_maxs_0.2'.K1 'TESTBENCH_metaheu_ls_vnd_bvns_ts__niter_10_search_greedy_init_one2one_memory_10_times4ave_50_maxs_0.2'.K2:'TESTBENCH_metaheu_ls_vnd_bvns_ts__niter_10_search_greedy_init_one2one_memory_10_times4ave_50_maxs_0.2'.K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4.712cm" svg:height="9.005cm" svg:x="21.017cm" svg:y="52.857cm">
            <draw:object draw:notify-on-update-of-ranges="'TESTBENCH_metaheu_ls_vnd_bvns_ts__niter_10_search_greedy_init_one2one_memory_10_times4ave_50_maxs_0.2'.M1:'TESTBENCH_metaheu_ls_vnd_bvns_ts__niter_10_search_greedy_init_one2one_memory_10_times4ave_50_maxs_0.2'.M1 'TESTBENCH_metaheu_ls_vnd_bvns_ts__niter_10_search_greedy_init_one2one_memory_10_times4ave_50_maxs_0.2'.M2:'TESTBENCH_metaheu_ls_vnd_bvns_ts__niter_10_search_greedy_init_one2one_memory_10_times4ave_50_maxs_0.2'.M31 'TESTBENCH_metaheu_ls_vnd_bvns_ts__niter_10_search_greedy_init_one2one_memory_10_times4ave_50_maxs_0.2'.N1:'TESTBENCH_metaheu_ls_vnd_bvns_ts__niter_10_search_greedy_init_one2one_memory_10_times4ave_50_maxs_0.2'.N1 'TESTBENCH_metaheu_ls_vnd_bvns_ts__niter_10_search_greedy_init_one2one_memory_10_times4ave_50_maxs_0.2'.N2:'TESTBENCH_metaheu_ls_vnd_bvns_ts__niter_10_search_greedy_init_one2one_memory_10_times4ave_50_maxs_0.2'.N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4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  <table:table-cell office:value-type="string" calcext:value-type="string">
            <text:p>ls_diff</text:p>
          </table:table-cell>
          <table:table-cell office:value-type="string" calcext:value-type="string">
            <text:p>vnd_diff</text:p>
          </table:table-cell>
          <table:table-cell office:value-type="string" calcext:value-type="string">
            <text:p>bvns_diff</text:p>
          </table:table-cell>
          <table:table-cell office:value-type="string" calcext:value-type="string">
            <text:p>ts_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10nodes/dis_29.txt</text:p>
          </table:table-cell>
          <table:table-cell office:value-type="float" office:value="0.0108171558380127" calcext:value-type="float">
            <text:p>0,010817155838013</text:p>
          </table:table-cell>
          <table:table-cell office:value-type="float" office:value="1510.8" calcext:value-type="float">
            <text:p>1510,8</text:p>
          </table:table-cell>
          <table:table-cell office:value-type="float" office:value="849" calcext:value-type="float">
            <text:p>849</text:p>
          </table:table-cell>
          <table:table-cell office:value-type="float" office:value="0.0356120729446411" calcext:value-type="float">
            <text:p>0,035612072944641</text:p>
          </table:table-cell>
          <table:table-cell office:value-type="float" office:value="724.29" calcext:value-type="float">
            <text:p>724,29</text:p>
          </table:table-cell>
          <table:table-cell office:value-type="float" office:value="502" calcext:value-type="float">
            <text:p>502</text:p>
          </table:table-cell>
          <table:table-cell office:value-type="float" office:value="0.201479158401489" calcext:value-type="float">
            <text:p>0,201479158401489</text:p>
          </table:table-cell>
          <table:table-cell office:value-type="float" office:value="585.57" calcext:value-type="float">
            <text:p>585,57</text:p>
          </table:table-cell>
          <table:table-cell office:value-type="float" office:value="502" calcext:value-type="float">
            <text:p>502</text:p>
          </table:table-cell>
          <table:table-cell office:value-type="float" office:value="0.202782499790192" calcext:value-type="float">
            <text:p>0,202782499790192</text:p>
          </table:table-cell>
          <table:table-cell office:value-type="float" office:value="862.16" calcext:value-type="float">
            <text:p>862,16</text:p>
          </table:table-cell>
          <table:table-cell office:value-type="float" office:value="634" calcext:value-type="float">
            <text:p>634</text:p>
          </table:table-cell>
          <table:table-cell table:formula="of:=[.D2]-[.E2]" office:value-type="float" office:value="661.8" calcext:value-type="float">
            <text:p>661,8</text:p>
          </table:table-cell>
          <table:table-cell table:formula="of:=[.G2]-[.H2]" office:value-type="float" office:value="222.29" calcext:value-type="float">
            <text:p>222,29</text:p>
          </table:table-cell>
          <table:table-cell table:formula="of:=[.J2]-[.K2]" office:value-type="float" office:value="83.57" calcext:value-type="float">
            <text:p>83,57</text:p>
          </table:table-cell>
          <table:table-cell table:formula="of:=[.M2]-[.N2]" office:value-type="float" office:value="228.16" calcext:value-type="float">
            <text:p>228,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10nodes/dis_1.txt</text:p>
          </table:table-cell>
          <table:table-cell office:value-type="float" office:value="0.01019362449646" calcext:value-type="float">
            <text:p>0,01019362449646</text:p>
          </table:table-cell>
          <table:table-cell office:value-type="float" office:value="1416.74" calcext:value-type="float">
            <text:p>1416,74</text:p>
          </table:table-cell>
          <table:table-cell office:value-type="float" office:value="865" calcext:value-type="float">
            <text:p>865</text:p>
          </table:table-cell>
          <table:table-cell office:value-type="float" office:value="0.0314412379264831" calcext:value-type="float">
            <text:p>0,031441237926483</text:p>
          </table:table-cell>
          <table:table-cell office:value-type="float" office:value="711.71" calcext:value-type="float">
            <text:p>711,71</text:p>
          </table:table-cell>
          <table:table-cell office:value-type="float" office:value="502" calcext:value-type="float">
            <text:p>502</text:p>
          </table:table-cell>
          <table:table-cell office:value-type="float" office:value="0.201365032196045" calcext:value-type="float">
            <text:p>0,201365032196045</text:p>
          </table:table-cell>
          <table:table-cell office:value-type="float" office:value="567.86" calcext:value-type="float">
            <text:p>567,86</text:p>
          </table:table-cell>
          <table:table-cell office:value-type="float" office:value="499" calcext:value-type="float">
            <text:p>499</text:p>
          </table:table-cell>
          <table:table-cell office:value-type="float" office:value="0.203257458209991" calcext:value-type="float">
            <text:p>0,203257458209991</text:p>
          </table:table-cell>
          <table:table-cell office:value-type="float" office:value="819.12" calcext:value-type="float">
            <text:p>819,12</text:p>
          </table:table-cell>
          <table:table-cell office:value-type="float" office:value="635" calcext:value-type="float">
            <text:p>635</text:p>
          </table:table-cell>
          <table:table-cell table:formula="of:=[.D3]-[.E3]" office:value-type="float" office:value="551.74" calcext:value-type="float">
            <text:p>551,74</text:p>
          </table:table-cell>
          <table:table-cell table:formula="of:=[.G3]-[.H3]" office:value-type="float" office:value="209.71" calcext:value-type="float">
            <text:p>209,71</text:p>
          </table:table-cell>
          <table:table-cell table:formula="of:=[.J3]-[.K3]" office:value-type="float" office:value="68.86" calcext:value-type="float">
            <text:p>68,86</text:p>
          </table:table-cell>
          <table:table-cell table:formula="of:=[.M3]-[.N3]" office:value-type="float" office:value="184.12" calcext:value-type="float">
            <text:p>184,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10nodes/dis_12.txt</text:p>
          </table:table-cell>
          <table:table-cell office:value-type="float" office:value="0.0109681057929993" calcext:value-type="float">
            <text:p>0,010968105792999</text:p>
          </table:table-cell>
          <table:table-cell office:value-type="float" office:value="1553.49" calcext:value-type="float">
            <text:p>1553,49</text:p>
          </table:table-cell>
          <table:table-cell office:value-type="float" office:value="965" calcext:value-type="float">
            <text:p>965</text:p>
          </table:table-cell>
          <table:table-cell office:value-type="float" office:value="0.0321462321281433" calcext:value-type="float">
            <text:p>0,032146232128143</text:p>
          </table:table-cell>
          <table:table-cell office:value-type="float" office:value="648.16" calcext:value-type="float">
            <text:p>648,16</text:p>
          </table:table-cell>
          <table:table-cell office:value-type="float" office:value="489" calcext:value-type="float">
            <text:p>489</text:p>
          </table:table-cell>
          <table:table-cell office:value-type="float" office:value="0.201523993015289" calcext:value-type="float">
            <text:p>0,201523993015289</text:p>
          </table:table-cell>
          <table:table-cell office:value-type="float" office:value="539.26" calcext:value-type="float">
            <text:p>539,26</text:p>
          </table:table-cell>
          <table:table-cell office:value-type="float" office:value="465" calcext:value-type="float">
            <text:p>465</text:p>
          </table:table-cell>
          <table:table-cell office:value-type="float" office:value="0.203065354824066" calcext:value-type="float">
            <text:p>0,203065354824066</text:p>
          </table:table-cell>
          <table:table-cell office:value-type="float" office:value="827.5" calcext:value-type="float">
            <text:p>827,5</text:p>
          </table:table-cell>
          <table:table-cell office:value-type="float" office:value="599" calcext:value-type="float">
            <text:p>599</text:p>
          </table:table-cell>
          <table:table-cell table:formula="of:=[.D4]-[.E4]" office:value-type="float" office:value="588.49" calcext:value-type="float">
            <text:p>588,49</text:p>
          </table:table-cell>
          <table:table-cell table:formula="of:=[.G4]-[.H4]" office:value-type="float" office:value="159.16" calcext:value-type="float">
            <text:p>159,16</text:p>
          </table:table-cell>
          <table:table-cell table:formula="of:=[.J4]-[.K4]" office:value-type="float" office:value="74.26" calcext:value-type="float">
            <text:p>74,26</text:p>
          </table:table-cell>
          <table:table-cell table:formula="of:=[.M4]-[.N4]" office:value-type="float" office:value="228.5" calcext:value-type="float">
            <text:p>228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10nodes/dis_4.txt</text:p>
          </table:table-cell>
          <table:table-cell office:value-type="float" office:value="0.00882537841796875" calcext:value-type="float">
            <text:p>0,008825378417969</text:p>
          </table:table-cell>
          <table:table-cell office:value-type="float" office:value="1401.42" calcext:value-type="float">
            <text:p>1401,42</text:p>
          </table:table-cell>
          <table:table-cell office:value-type="float" office:value="1001" calcext:value-type="float">
            <text:p>1001</text:p>
          </table:table-cell>
          <table:table-cell office:value-type="float" office:value="0.0323653101921082" calcext:value-type="float">
            <text:p>0,032365310192108</text:p>
          </table:table-cell>
          <table:table-cell office:value-type="float" office:value="721.72" calcext:value-type="float">
            <text:p>721,72</text:p>
          </table:table-cell>
          <table:table-cell office:value-type="float" office:value="488" calcext:value-type="float">
            <text:p>488</text:p>
          </table:table-cell>
          <table:table-cell office:value-type="float" office:value="0.201411981582642" calcext:value-type="float">
            <text:p>0,201411981582642</text:p>
          </table:table-cell>
          <table:table-cell office:value-type="float" office:value="579.13" calcext:value-type="float">
            <text:p>579,13</text:p>
          </table:table-cell>
          <table:table-cell office:value-type="float" office:value="443" calcext:value-type="float">
            <text:p>443</text:p>
          </table:table-cell>
          <table:table-cell office:value-type="float" office:value="0.203422696590424" calcext:value-type="float">
            <text:p>0,203422696590424</text:p>
          </table:table-cell>
          <table:table-cell office:value-type="float" office:value="810.37" calcext:value-type="float">
            <text:p>810,37</text:p>
          </table:table-cell>
          <table:table-cell office:value-type="float" office:value="621" calcext:value-type="float">
            <text:p>621</text:p>
          </table:table-cell>
          <table:table-cell table:formula="of:=[.D5]-[.E5]" office:value-type="float" office:value="400.42" calcext:value-type="float">
            <text:p>400,42</text:p>
          </table:table-cell>
          <table:table-cell table:formula="of:=[.G5]-[.H5]" office:value-type="float" office:value="233.72" calcext:value-type="float">
            <text:p>233,72</text:p>
          </table:table-cell>
          <table:table-cell table:formula="of:=[.J5]-[.K5]" office:value-type="float" office:value="136.13" calcext:value-type="float">
            <text:p>136,13</text:p>
          </table:table-cell>
          <table:table-cell table:formula="of:=[.M5]-[.N5]" office:value-type="float" office:value="189.37" calcext:value-type="float">
            <text:p>189,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10nodes/dis_25.txt</text:p>
          </table:table-cell>
          <table:table-cell office:value-type="float" office:value="0.00958396673202515" calcext:value-type="float">
            <text:p>0,009583966732025</text:p>
          </table:table-cell>
          <table:table-cell office:value-type="float" office:value="1480.6" calcext:value-type="float">
            <text:p>1480,6</text:p>
          </table:table-cell>
          <table:table-cell office:value-type="float" office:value="849" calcext:value-type="float">
            <text:p>849</text:p>
          </table:table-cell>
          <table:table-cell office:value-type="float" office:value="0.0359524345397949" calcext:value-type="float">
            <text:p>0,035952434539795</text:p>
          </table:table-cell>
          <table:table-cell office:value-type="float" office:value="648.4" calcext:value-type="float">
            <text:p>648,4</text:p>
          </table:table-cell>
          <table:table-cell office:value-type="float" office:value="440" calcext:value-type="float">
            <text:p>440</text:p>
          </table:table-cell>
          <table:table-cell office:value-type="float" office:value="0.201354899406433" calcext:value-type="float">
            <text:p>0,201354899406433</text:p>
          </table:table-cell>
          <table:table-cell office:value-type="float" office:value="497.94" calcext:value-type="float">
            <text:p>497,94</text:p>
          </table:table-cell>
          <table:table-cell office:value-type="float" office:value="408" calcext:value-type="float">
            <text:p>408</text:p>
          </table:table-cell>
          <table:table-cell office:value-type="float" office:value="0.203978199958801" calcext:value-type="float">
            <text:p>0,203978199958801</text:p>
          </table:table-cell>
          <table:table-cell office:value-type="float" office:value="771.54" calcext:value-type="float">
            <text:p>771,54</text:p>
          </table:table-cell>
          <table:table-cell office:value-type="float" office:value="490" calcext:value-type="float">
            <text:p>490</text:p>
          </table:table-cell>
          <table:table-cell table:formula="of:=[.D6]-[.E6]" office:value-type="float" office:value="631.6" calcext:value-type="float">
            <text:p>631,6</text:p>
          </table:table-cell>
          <table:table-cell table:formula="of:=[.G6]-[.H6]" office:value-type="float" office:value="208.4" calcext:value-type="float">
            <text:p>208,4</text:p>
          </table:table-cell>
          <table:table-cell table:formula="of:=[.J6]-[.K6]" office:value-type="float" office:value="89.94" calcext:value-type="float">
            <text:p>89,94</text:p>
          </table:table-cell>
          <table:table-cell table:formula="of:=[.M6]-[.N6]" office:value-type="float" office:value="281.54" calcext:value-type="float">
            <text:p>281,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10nodes/dis_28.txt</text:p>
          </table:table-cell>
          <table:table-cell office:value-type="float" office:value="0.0105297541618347" calcext:value-type="float">
            <text:p>0,010529754161835</text:p>
          </table:table-cell>
          <table:table-cell office:value-type="float" office:value="1665.82" calcext:value-type="float">
            <text:p>1665,82</text:p>
          </table:table-cell>
          <table:table-cell office:value-type="float" office:value="965" calcext:value-type="float">
            <text:p>965</text:p>
          </table:table-cell>
          <table:table-cell office:value-type="float" office:value="0.0331667613983154" calcext:value-type="float">
            <text:p>0,033166761398315</text:p>
          </table:table-cell>
          <table:table-cell office:value-type="float" office:value="786.75" calcext:value-type="float">
            <text:p>786,75</text:p>
          </table:table-cell>
          <table:table-cell office:value-type="float" office:value="574" calcext:value-type="float">
            <text:p>574</text:p>
          </table:table-cell>
          <table:table-cell office:value-type="float" office:value="0.201655256748199" calcext:value-type="float">
            <text:p>0,201655256748199</text:p>
          </table:table-cell>
          <table:table-cell office:value-type="float" office:value="640.15" calcext:value-type="float">
            <text:p>640,15</text:p>
          </table:table-cell>
          <table:table-cell office:value-type="float" office:value="530" calcext:value-type="float">
            <text:p>530</text:p>
          </table:table-cell>
          <table:table-cell office:value-type="float" office:value="0.202928156852722" calcext:value-type="float">
            <text:p>0,202928156852722</text:p>
          </table:table-cell>
          <table:table-cell office:value-type="float" office:value="932.71" calcext:value-type="float">
            <text:p>932,71</text:p>
          </table:table-cell>
          <table:table-cell office:value-type="float" office:value="699" calcext:value-type="float">
            <text:p>699</text:p>
          </table:table-cell>
          <table:table-cell table:formula="of:=[.D7]-[.E7]" office:value-type="float" office:value="700.82" calcext:value-type="float">
            <text:p>700,82</text:p>
          </table:table-cell>
          <table:table-cell table:formula="of:=[.G7]-[.H7]" office:value-type="float" office:value="212.75" calcext:value-type="float">
            <text:p>212,75</text:p>
          </table:table-cell>
          <table:table-cell table:formula="of:=[.J7]-[.K7]" office:value-type="float" office:value="110.15" calcext:value-type="float">
            <text:p>110,15</text:p>
          </table:table-cell>
          <table:table-cell table:formula="of:=[.M7]-[.N7]" office:value-type="float" office:value="233.71" calcext:value-type="float">
            <text:p>233,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10nodes/dis_8.txt</text:p>
          </table:table-cell>
          <table:table-cell office:value-type="float" office:value="0.0100351977348328" calcext:value-type="float">
            <text:p>0,010035197734833</text:p>
          </table:table-cell>
          <table:table-cell office:value-type="float" office:value="1487.76" calcext:value-type="float">
            <text:p>1487,76</text:p>
          </table:table-cell>
          <table:table-cell office:value-type="float" office:value="832" calcext:value-type="float">
            <text:p>832</text:p>
          </table:table-cell>
          <table:table-cell office:value-type="float" office:value="0.0311834216117859" calcext:value-type="float">
            <text:p>0,031183421611786</text:p>
          </table:table-cell>
          <table:table-cell office:value-type="float" office:value="744.51" calcext:value-type="float">
            <text:p>744,51</text:p>
          </table:table-cell>
          <table:table-cell office:value-type="float" office:value="571" calcext:value-type="float">
            <text:p>571</text:p>
          </table:table-cell>
          <table:table-cell office:value-type="float" office:value="0.201275544166565" calcext:value-type="float">
            <text:p>0,201275544166565</text:p>
          </table:table-cell>
          <table:table-cell office:value-type="float" office:value="583.55" calcext:value-type="float">
            <text:p>583,55</text:p>
          </table:table-cell>
          <table:table-cell office:value-type="float" office:value="504" calcext:value-type="float">
            <text:p>504</text:p>
          </table:table-cell>
          <table:table-cell office:value-type="float" office:value="0.202689981460571" calcext:value-type="float">
            <text:p>0,202689981460571</text:p>
          </table:table-cell>
          <table:table-cell office:value-type="float" office:value="881.75" calcext:value-type="float">
            <text:p>881,75</text:p>
          </table:table-cell>
          <table:table-cell office:value-type="float" office:value="717" calcext:value-type="float">
            <text:p>717</text:p>
          </table:table-cell>
          <table:table-cell table:formula="of:=[.D8]-[.E8]" office:value-type="float" office:value="655.76" calcext:value-type="float">
            <text:p>655,76</text:p>
          </table:table-cell>
          <table:table-cell table:formula="of:=[.G8]-[.H8]" office:value-type="float" office:value="173.51" calcext:value-type="float">
            <text:p>173,51</text:p>
          </table:table-cell>
          <table:table-cell table:formula="of:=[.J8]-[.K8]" office:value-type="float" office:value="79.55" calcext:value-type="float">
            <text:p>79,55</text:p>
          </table:table-cell>
          <table:table-cell table:formula="of:=[.M8]-[.N8]" office:value-type="float" office:value="164.75" calcext:value-type="float">
            <text:p>164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10nodes/dis_13.txt</text:p>
          </table:table-cell>
          <table:table-cell office:value-type="float" office:value="0.0105209183692932" calcext:value-type="float">
            <text:p>0,010520918369293</text:p>
          </table:table-cell>
          <table:table-cell office:value-type="float" office:value="1371.21" calcext:value-type="float">
            <text:p>1371,21</text:p>
          </table:table-cell>
          <table:table-cell office:value-type="float" office:value="783" calcext:value-type="float">
            <text:p>783</text:p>
          </table:table-cell>
          <table:table-cell office:value-type="float" office:value="0.0333175373077393" calcext:value-type="float">
            <text:p>0,033317537307739</text:p>
          </table:table-cell>
          <table:table-cell office:value-type="float" office:value="683.25" calcext:value-type="float">
            <text:p>683,25</text:p>
          </table:table-cell>
          <table:table-cell office:value-type="float" office:value="517" calcext:value-type="float">
            <text:p>517</text:p>
          </table:table-cell>
          <table:table-cell office:value-type="float" office:value="0.20100658416748" calcext:value-type="float">
            <text:p>0,20100658416748</text:p>
          </table:table-cell>
          <table:table-cell office:value-type="float" office:value="557.52" calcext:value-type="float">
            <text:p>557,52</text:p>
          </table:table-cell>
          <table:table-cell office:value-type="float" office:value="464" calcext:value-type="float">
            <text:p>464</text:p>
          </table:table-cell>
          <table:table-cell office:value-type="float" office:value="0.203027973175049" calcext:value-type="float">
            <text:p>0,203027973175049</text:p>
          </table:table-cell>
          <table:table-cell office:value-type="float" office:value="794.13" calcext:value-type="float">
            <text:p>794,13</text:p>
          </table:table-cell>
          <table:table-cell office:value-type="float" office:value="597" calcext:value-type="float">
            <text:p>597</text:p>
          </table:table-cell>
          <table:table-cell table:formula="of:=[.D9]-[.E9]" office:value-type="float" office:value="588.21" calcext:value-type="float">
            <text:p>588,21</text:p>
          </table:table-cell>
          <table:table-cell table:formula="of:=[.G9]-[.H9]" office:value-type="float" office:value="166.25" calcext:value-type="float">
            <text:p>166,25</text:p>
          </table:table-cell>
          <table:table-cell table:formula="of:=[.J9]-[.K9]" office:value-type="float" office:value="93.52" calcext:value-type="float">
            <text:p>93,52</text:p>
          </table:table-cell>
          <table:table-cell table:formula="of:=[.M9]-[.N9]" office:value-type="float" office:value="197.13" calcext:value-type="float">
            <text:p>197,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10nodes/dis_22.txt</text:p>
          </table:table-cell>
          <table:table-cell office:value-type="float" office:value="0.0100068545341492" calcext:value-type="float">
            <text:p>0,010006854534149</text:p>
          </table:table-cell>
          <table:table-cell office:value-type="float" office:value="1457.3" calcext:value-type="float">
            <text:p>1457,3</text:p>
          </table:table-cell>
          <table:table-cell office:value-type="float" office:value="971" calcext:value-type="float">
            <text:p>971</text:p>
          </table:table-cell>
          <table:table-cell office:value-type="float" office:value="0.0328790330886841" calcext:value-type="float">
            <text:p>0,032879033088684</text:p>
          </table:table-cell>
          <table:table-cell office:value-type="float" office:value="719.2" calcext:value-type="float">
            <text:p>719,2</text:p>
          </table:table-cell>
          <table:table-cell office:value-type="float" office:value="481" calcext:value-type="float">
            <text:p>481</text:p>
          </table:table-cell>
          <table:table-cell office:value-type="float" office:value="0.201281552314758" calcext:value-type="float">
            <text:p>0,201281552314758</text:p>
          </table:table-cell>
          <table:table-cell office:value-type="float" office:value="545.63" calcext:value-type="float">
            <text:p>545,63</text:p>
          </table:table-cell>
          <table:table-cell office:value-type="float" office:value="426" calcext:value-type="float">
            <text:p>426</text:p>
          </table:table-cell>
          <table:table-cell office:value-type="float" office:value="0.20292102098465" calcext:value-type="float">
            <text:p>0,20292102098465</text:p>
          </table:table-cell>
          <table:table-cell office:value-type="float" office:value="814.68" calcext:value-type="float">
            <text:p>814,68</text:p>
          </table:table-cell>
          <table:table-cell office:value-type="float" office:value="545" calcext:value-type="float">
            <text:p>545</text:p>
          </table:table-cell>
          <table:table-cell table:formula="of:=[.D10]-[.E10]" office:value-type="float" office:value="486.3" calcext:value-type="float">
            <text:p>486,3</text:p>
          </table:table-cell>
          <table:table-cell table:formula="of:=[.G10]-[.H10]" office:value-type="float" office:value="238.2" calcext:value-type="float">
            <text:p>238,2</text:p>
          </table:table-cell>
          <table:table-cell table:formula="of:=[.J10]-[.K10]" office:value-type="float" office:value="119.63" calcext:value-type="float">
            <text:p>119,63</text:p>
          </table:table-cell>
          <table:table-cell table:formula="of:=[.M10]-[.N10]" office:value-type="float" office:value="269.68" calcext:value-type="float">
            <text:p>269,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10nodes/dis_0.txt</text:p>
          </table:table-cell>
          <table:table-cell office:value-type="float" office:value="0.0108911633491516" calcext:value-type="float">
            <text:p>0,010891163349152</text:p>
          </table:table-cell>
          <table:table-cell office:value-type="float" office:value="1567.03" calcext:value-type="float">
            <text:p>1567,03</text:p>
          </table:table-cell>
          <table:table-cell office:value-type="float" office:value="1005" calcext:value-type="float">
            <text:p>1005</text:p>
          </table:table-cell>
          <table:table-cell office:value-type="float" office:value="0.0337436628341675" calcext:value-type="float">
            <text:p>0,033743662834168</text:p>
          </table:table-cell>
          <table:table-cell office:value-type="float" office:value="722.56" calcext:value-type="float">
            <text:p>722,56</text:p>
          </table:table-cell>
          <table:table-cell office:value-type="float" office:value="530" calcext:value-type="float">
            <text:p>530</text:p>
          </table:table-cell>
          <table:table-cell office:value-type="float" office:value="0.201464338302612" calcext:value-type="float">
            <text:p>0,201464338302612</text:p>
          </table:table-cell>
          <table:table-cell office:value-type="float" office:value="585.68" calcext:value-type="float">
            <text:p>585,68</text:p>
          </table:table-cell>
          <table:table-cell office:value-type="float" office:value="518" calcext:value-type="float">
            <text:p>518</text:p>
          </table:table-cell>
          <table:table-cell office:value-type="float" office:value="0.202564494609833" calcext:value-type="float">
            <text:p>0,202564494609833</text:p>
          </table:table-cell>
          <table:table-cell office:value-type="float" office:value="896.79" calcext:value-type="float">
            <text:p>896,79</text:p>
          </table:table-cell>
          <table:table-cell office:value-type="float" office:value="673" calcext:value-type="float">
            <text:p>673</text:p>
          </table:table-cell>
          <table:table-cell table:formula="of:=[.D11]-[.E11]" office:value-type="float" office:value="562.03" calcext:value-type="float">
            <text:p>562,03</text:p>
          </table:table-cell>
          <table:table-cell table:formula="of:=[.G11]-[.H11]" office:value-type="float" office:value="192.56" calcext:value-type="float">
            <text:p>192,56</text:p>
          </table:table-cell>
          <table:table-cell table:formula="of:=[.J11]-[.K11]" office:value-type="float" office:value="67.68" calcext:value-type="float">
            <text:p>67,68</text:p>
          </table:table-cell>
          <table:table-cell table:formula="of:=[.M11]-[.N11]" office:value-type="float" office:value="223.79" calcext:value-type="float">
            <text:p>223,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10nodes/dis_6.txt</text:p>
          </table:table-cell>
          <table:table-cell office:value-type="float" office:value="0.0106726336479187" calcext:value-type="float">
            <text:p>0,010672633647919</text:p>
          </table:table-cell>
          <table:table-cell office:value-type="float" office:value="1679.04" calcext:value-type="float">
            <text:p>1679,04</text:p>
          </table:table-cell>
          <table:table-cell office:value-type="float" office:value="1060" calcext:value-type="float">
            <text:p>1060</text:p>
          </table:table-cell>
          <table:table-cell office:value-type="float" office:value="0.0340804719924927" calcext:value-type="float">
            <text:p>0,034080471992493</text:p>
          </table:table-cell>
          <table:table-cell office:value-type="float" office:value="821.97" calcext:value-type="float">
            <text:p>821,97</text:p>
          </table:table-cell>
          <table:table-cell office:value-type="float" office:value="554" calcext:value-type="float">
            <text:p>554</text:p>
          </table:table-cell>
          <table:table-cell office:value-type="float" office:value="0.201371219158173" calcext:value-type="float">
            <text:p>0,201371219158173</text:p>
          </table:table-cell>
          <table:table-cell office:value-type="float" office:value="667.04" calcext:value-type="float">
            <text:p>667,04</text:p>
          </table:table-cell>
          <table:table-cell office:value-type="float" office:value="554" calcext:value-type="float">
            <text:p>554</text:p>
          </table:table-cell>
          <table:table-cell office:value-type="float" office:value="0.202725064754486" calcext:value-type="float">
            <text:p>0,202725064754486</text:p>
          </table:table-cell>
          <table:table-cell office:value-type="float" office:value="1001.84" calcext:value-type="float">
            <text:p>1001,84</text:p>
          </table:table-cell>
          <table:table-cell office:value-type="float" office:value="760" calcext:value-type="float">
            <text:p>760</text:p>
          </table:table-cell>
          <table:table-cell table:formula="of:=[.D12]-[.E12]" office:value-type="float" office:value="619.04" calcext:value-type="float">
            <text:p>619,04</text:p>
          </table:table-cell>
          <table:table-cell table:formula="of:=[.G12]-[.H12]" office:value-type="float" office:value="267.97" calcext:value-type="float">
            <text:p>267,97</text:p>
          </table:table-cell>
          <table:table-cell table:formula="of:=[.J12]-[.K12]" office:value-type="float" office:value="113.04" calcext:value-type="float">
            <text:p>113,04</text:p>
          </table:table-cell>
          <table:table-cell table:formula="of:=[.M12]-[.N12]" office:value-type="float" office:value="241.84" calcext:value-type="float">
            <text:p>241,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10nodes/dis_11.txt</text:p>
          </table:table-cell>
          <table:table-cell office:value-type="float" office:value="0.00989399671554565" calcext:value-type="float">
            <text:p>0,009893996715546</text:p>
          </table:table-cell>
          <table:table-cell office:value-type="float" office:value="1512.39" calcext:value-type="float">
            <text:p>1512,39</text:p>
          </table:table-cell>
          <table:table-cell office:value-type="float" office:value="874" calcext:value-type="float">
            <text:p>874</text:p>
          </table:table-cell>
          <table:table-cell office:value-type="float" office:value="0.032804114818573" calcext:value-type="float">
            <text:p>0,032804114818573</text:p>
          </table:table-cell>
          <table:table-cell office:value-type="float" office:value="733.01" calcext:value-type="float">
            <text:p>733,01</text:p>
          </table:table-cell>
          <table:table-cell office:value-type="float" office:value="556" calcext:value-type="float">
            <text:p>556</text:p>
          </table:table-cell>
          <table:table-cell office:value-type="float" office:value="0.201225121021271" calcext:value-type="float">
            <text:p>0,201225121021271</text:p>
          </table:table-cell>
          <table:table-cell office:value-type="float" office:value="594.08" calcext:value-type="float">
            <text:p>594,08</text:p>
          </table:table-cell>
          <table:table-cell office:value-type="float" office:value="498" calcext:value-type="float">
            <text:p>498</text:p>
          </table:table-cell>
          <table:table-cell office:value-type="float" office:value="0.202560660839081" calcext:value-type="float">
            <text:p>0,202560660839081</text:p>
          </table:table-cell>
          <table:table-cell office:value-type="float" office:value="848.41" calcext:value-type="float">
            <text:p>848,41</text:p>
          </table:table-cell>
          <table:table-cell office:value-type="float" office:value="620" calcext:value-type="float">
            <text:p>620</text:p>
          </table:table-cell>
          <table:table-cell table:formula="of:=[.D13]-[.E13]" office:value-type="float" office:value="638.39" calcext:value-type="float">
            <text:p>638,39</text:p>
          </table:table-cell>
          <table:table-cell table:formula="of:=[.G13]-[.H13]" office:value-type="float" office:value="177.01" calcext:value-type="float">
            <text:p>177,01</text:p>
          </table:table-cell>
          <table:table-cell table:formula="of:=[.J13]-[.K13]" office:value-type="float" office:value="96.08" calcext:value-type="float">
            <text:p>96,08</text:p>
          </table:table-cell>
          <table:table-cell table:formula="of:=[.M13]-[.N13]" office:value-type="float" office:value="228.41" calcext:value-type="float">
            <text:p>228,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10nodes/dis_18.txt</text:p>
          </table:table-cell>
          <table:table-cell office:value-type="float" office:value="0.00980994462966919" calcext:value-type="float">
            <text:p>0,009809944629669</text:p>
          </table:table-cell>
          <table:table-cell office:value-type="float" office:value="1386.87" calcext:value-type="float">
            <text:p>1386,87</text:p>
          </table:table-cell>
          <table:table-cell office:value-type="float" office:value="863" calcext:value-type="float">
            <text:p>863</text:p>
          </table:table-cell>
          <table:table-cell office:value-type="float" office:value="0.0350423097610474" calcext:value-type="float">
            <text:p>0,035042309761047</text:p>
          </table:table-cell>
          <table:table-cell office:value-type="float" office:value="720.59" calcext:value-type="float">
            <text:p>720,59</text:p>
          </table:table-cell>
          <table:table-cell office:value-type="float" office:value="544" calcext:value-type="float">
            <text:p>544</text:p>
          </table:table-cell>
          <table:table-cell office:value-type="float" office:value="0.201437940597534" calcext:value-type="float">
            <text:p>0,201437940597534</text:p>
          </table:table-cell>
          <table:table-cell office:value-type="float" office:value="591.3" calcext:value-type="float">
            <text:p>591,3</text:p>
          </table:table-cell>
          <table:table-cell office:value-type="float" office:value="476" calcext:value-type="float">
            <text:p>476</text:p>
          </table:table-cell>
          <table:table-cell office:value-type="float" office:value="0.20416387796402" calcext:value-type="float">
            <text:p>0,20416387796402</text:p>
          </table:table-cell>
          <table:table-cell office:value-type="float" office:value="822.81" calcext:value-type="float">
            <text:p>822,81</text:p>
          </table:table-cell>
          <table:table-cell office:value-type="float" office:value="577" calcext:value-type="float">
            <text:p>577</text:p>
          </table:table-cell>
          <table:table-cell table:formula="of:=[.D14]-[.E14]" office:value-type="float" office:value="523.87" calcext:value-type="float">
            <text:p>523,87</text:p>
          </table:table-cell>
          <table:table-cell table:formula="of:=[.G14]-[.H14]" office:value-type="float" office:value="176.59" calcext:value-type="float">
            <text:p>176,59</text:p>
          </table:table-cell>
          <table:table-cell table:formula="of:=[.J14]-[.K14]" office:value-type="float" office:value="115.3" calcext:value-type="float">
            <text:p>115,3</text:p>
          </table:table-cell>
          <table:table-cell table:formula="of:=[.M14]-[.N14]" office:value-type="float" office:value="245.81" calcext:value-type="float">
            <text:p>245,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10nodes/dis_2.txt</text:p>
          </table:table-cell>
          <table:table-cell office:value-type="float" office:value="0.0108156061172485" calcext:value-type="float">
            <text:p>0,010815606117249</text:p>
          </table:table-cell>
          <table:table-cell office:value-type="float" office:value="1425.31" calcext:value-type="float">
            <text:p>1425,31</text:p>
          </table:table-cell>
          <table:table-cell office:value-type="float" office:value="811" calcext:value-type="float">
            <text:p>811</text:p>
          </table:table-cell>
          <table:table-cell office:value-type="float" office:value="0.0346480655670166" calcext:value-type="float">
            <text:p>0,034648065567017</text:p>
          </table:table-cell>
          <table:table-cell office:value-type="float" office:value="655.14" calcext:value-type="float">
            <text:p>655,14</text:p>
          </table:table-cell>
          <table:table-cell office:value-type="float" office:value="455" calcext:value-type="float">
            <text:p>455</text:p>
          </table:table-cell>
          <table:table-cell office:value-type="float" office:value="0.201353108882904" calcext:value-type="float">
            <text:p>0,201353108882904</text:p>
          </table:table-cell>
          <table:table-cell office:value-type="float" office:value="544.57" calcext:value-type="float">
            <text:p>544,57</text:p>
          </table:table-cell>
          <table:table-cell office:value-type="float" office:value="455" calcext:value-type="float">
            <text:p>455</text:p>
          </table:table-cell>
          <table:table-cell office:value-type="float" office:value="0.203326976299286" calcext:value-type="float">
            <text:p>0,203326976299286</text:p>
          </table:table-cell>
          <table:table-cell office:value-type="float" office:value="814.39" calcext:value-type="float">
            <text:p>814,39</text:p>
          </table:table-cell>
          <table:table-cell office:value-type="float" office:value="578" calcext:value-type="float">
            <text:p>578</text:p>
          </table:table-cell>
          <table:table-cell table:formula="of:=[.D15]-[.E15]" office:value-type="float" office:value="614.31" calcext:value-type="float">
            <text:p>614,31</text:p>
          </table:table-cell>
          <table:table-cell table:formula="of:=[.G15]-[.H15]" office:value-type="float" office:value="200.14" calcext:value-type="float">
            <text:p>200,14</text:p>
          </table:table-cell>
          <table:table-cell table:formula="of:=[.J15]-[.K15]" office:value-type="float" office:value="89.57" calcext:value-type="float">
            <text:p>89,57</text:p>
          </table:table-cell>
          <table:table-cell table:formula="of:=[.M15]-[.N15]" office:value-type="float" office:value="236.39" calcext:value-type="float">
            <text:p>236,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10nodes/dis_20.txt</text:p>
          </table:table-cell>
          <table:table-cell office:value-type="float" office:value="0.0100197625160217" calcext:value-type="float">
            <text:p>0,010019762516022</text:p>
          </table:table-cell>
          <table:table-cell office:value-type="float" office:value="1407.93" calcext:value-type="float">
            <text:p>1407,93</text:p>
          </table:table-cell>
          <table:table-cell office:value-type="float" office:value="973" calcext:value-type="float">
            <text:p>973</text:p>
          </table:table-cell>
          <table:table-cell office:value-type="float" office:value="0.0349334001541138" calcext:value-type="float">
            <text:p>0,034933400154114</text:p>
          </table:table-cell>
          <table:table-cell office:value-type="float" office:value="712.8" calcext:value-type="float">
            <text:p>712,8</text:p>
          </table:table-cell>
          <table:table-cell office:value-type="float" office:value="536" calcext:value-type="float">
            <text:p>536</text:p>
          </table:table-cell>
          <table:table-cell office:value-type="float" office:value="0.201332387924194" calcext:value-type="float">
            <text:p>0,201332387924194</text:p>
          </table:table-cell>
          <table:table-cell office:value-type="float" office:value="605.39" calcext:value-type="float">
            <text:p>605,39</text:p>
          </table:table-cell>
          <table:table-cell office:value-type="float" office:value="511" calcext:value-type="float">
            <text:p>511</text:p>
          </table:table-cell>
          <table:table-cell office:value-type="float" office:value="0.203292984962463" calcext:value-type="float">
            <text:p>0,203292984962463</text:p>
          </table:table-cell>
          <table:table-cell office:value-type="float" office:value="834.7" calcext:value-type="float">
            <text:p>834,7</text:p>
          </table:table-cell>
          <table:table-cell office:value-type="float" office:value="593" calcext:value-type="float">
            <text:p>593</text:p>
          </table:table-cell>
          <table:table-cell table:formula="of:=[.D16]-[.E16]" office:value-type="float" office:value="434.93" calcext:value-type="float">
            <text:p>434,93</text:p>
          </table:table-cell>
          <table:table-cell table:formula="of:=[.G16]-[.H16]" office:value-type="float" office:value="176.8" calcext:value-type="float">
            <text:p>176,8</text:p>
          </table:table-cell>
          <table:table-cell table:formula="of:=[.J16]-[.K16]" office:value-type="float" office:value="94.39" calcext:value-type="float">
            <text:p>94,39</text:p>
          </table:table-cell>
          <table:table-cell table:formula="of:=[.M16]-[.N16]" office:value-type="float" office:value="241.7" calcext:value-type="float">
            <text:p>241,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10nodes/dis_21.txt</text:p>
          </table:table-cell>
          <table:table-cell office:value-type="float" office:value="0.0106593203544617" calcext:value-type="float">
            <text:p>0,010659320354462</text:p>
          </table:table-cell>
          <table:table-cell office:value-type="float" office:value="1456.62" calcext:value-type="float">
            <text:p>1456,62</text:p>
          </table:table-cell>
          <table:table-cell office:value-type="float" office:value="980" calcext:value-type="float">
            <text:p>980</text:p>
          </table:table-cell>
          <table:table-cell office:value-type="float" office:value="0.0342183709144592" calcext:value-type="float">
            <text:p>0,034218370914459</text:p>
          </table:table-cell>
          <table:table-cell office:value-type="float" office:value="786.87" calcext:value-type="float">
            <text:p>786,87</text:p>
          </table:table-cell>
          <table:table-cell office:value-type="float" office:value="613" calcext:value-type="float">
            <text:p>613</text:p>
          </table:table-cell>
          <table:table-cell office:value-type="float" office:value="0.201241688728332" calcext:value-type="float">
            <text:p>0,201241688728332</text:p>
          </table:table-cell>
          <table:table-cell office:value-type="float" office:value="638.81" calcext:value-type="float">
            <text:p>638,81</text:p>
          </table:table-cell>
          <table:table-cell office:value-type="float" office:value="535" calcext:value-type="float">
            <text:p>535</text:p>
          </table:table-cell>
          <table:table-cell office:value-type="float" office:value="0.203669040203094" calcext:value-type="float">
            <text:p>0,203669040203094</text:p>
          </table:table-cell>
          <table:table-cell office:value-type="float" office:value="859.37" calcext:value-type="float">
            <text:p>859,37</text:p>
          </table:table-cell>
          <table:table-cell office:value-type="float" office:value="686" calcext:value-type="float">
            <text:p>686</text:p>
          </table:table-cell>
          <table:table-cell table:formula="of:=[.D17]-[.E17]" office:value-type="float" office:value="476.62" calcext:value-type="float">
            <text:p>476,62</text:p>
          </table:table-cell>
          <table:table-cell table:formula="of:=[.G17]-[.H17]" office:value-type="float" office:value="173.87" calcext:value-type="float">
            <text:p>173,87</text:p>
          </table:table-cell>
          <table:table-cell table:formula="of:=[.J17]-[.K17]" office:value-type="float" office:value="103.81" calcext:value-type="float">
            <text:p>103,81</text:p>
          </table:table-cell>
          <table:table-cell table:formula="of:=[.M17]-[.N17]" office:value-type="float" office:value="173.37" calcext:value-type="float">
            <text:p>173,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10nodes/dis_16.txt</text:p>
          </table:table-cell>
          <table:table-cell office:value-type="float" office:value="0.0102189946174622" calcext:value-type="float">
            <text:p>0,010218994617462</text:p>
          </table:table-cell>
          <table:table-cell office:value-type="float" office:value="1468.57" calcext:value-type="float">
            <text:p>1468,57</text:p>
          </table:table-cell>
          <table:table-cell office:value-type="float" office:value="948" calcext:value-type="float">
            <text:p>948</text:p>
          </table:table-cell>
          <table:table-cell office:value-type="float" office:value="0.0329745864868164" calcext:value-type="float">
            <text:p>0,032974586486816</text:p>
          </table:table-cell>
          <table:table-cell office:value-type="float" office:value="668.5" calcext:value-type="float">
            <text:p>668,5</text:p>
          </table:table-cell>
          <table:table-cell office:value-type="float" office:value="386" calcext:value-type="float">
            <text:p>386</text:p>
          </table:table-cell>
          <table:table-cell office:value-type="float" office:value="0.201209864616394" calcext:value-type="float">
            <text:p>0,201209864616394</text:p>
          </table:table-cell>
          <table:table-cell office:value-type="float" office:value="482.72" calcext:value-type="float">
            <text:p>482,72</text:p>
          </table:table-cell>
          <table:table-cell office:value-type="float" office:value="373" calcext:value-type="float">
            <text:p>373</text:p>
          </table:table-cell>
          <table:table-cell office:value-type="float" office:value="0.202448532581329" calcext:value-type="float">
            <text:p>0,202448532581329</text:p>
          </table:table-cell>
          <table:table-cell office:value-type="float" office:value="786.94" calcext:value-type="float">
            <text:p>786,94</text:p>
          </table:table-cell>
          <table:table-cell office:value-type="float" office:value="612" calcext:value-type="float">
            <text:p>612</text:p>
          </table:table-cell>
          <table:table-cell table:formula="of:=[.D18]-[.E18]" office:value-type="float" office:value="520.57" calcext:value-type="float">
            <text:p>520,57</text:p>
          </table:table-cell>
          <table:table-cell table:formula="of:=[.G18]-[.H18]" office:value-type="float" office:value="282.5" calcext:value-type="float">
            <text:p>282,5</text:p>
          </table:table-cell>
          <table:table-cell table:formula="of:=[.J18]-[.K18]" office:value-type="float" office:value="109.72" calcext:value-type="float">
            <text:p>109,72</text:p>
          </table:table-cell>
          <table:table-cell table:formula="of:=[.M18]-[.N18]" office:value-type="float" office:value="174.94" calcext:value-type="float">
            <text:p>174,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10nodes/dis_24.txt</text:p>
          </table:table-cell>
          <table:table-cell office:value-type="float" office:value="0.0109740328788757" calcext:value-type="float">
            <text:p>0,010974032878876</text:p>
          </table:table-cell>
          <table:table-cell office:value-type="float" office:value="1557.6" calcext:value-type="float">
            <text:p>1557,6</text:p>
          </table:table-cell>
          <table:table-cell office:value-type="float" office:value="967" calcext:value-type="float">
            <text:p>967</text:p>
          </table:table-cell>
          <table:table-cell office:value-type="float" office:value="0.0314979124069214" calcext:value-type="float">
            <text:p>0,031497912406921</text:p>
          </table:table-cell>
          <table:table-cell office:value-type="float" office:value="806.77" calcext:value-type="float">
            <text:p>806,77</text:p>
          </table:table-cell>
          <table:table-cell office:value-type="float" office:value="637" calcext:value-type="float">
            <text:p>637</text:p>
          </table:table-cell>
          <table:table-cell office:value-type="float" office:value="0.201068053245544" calcext:value-type="float">
            <text:p>0,201068053245544</text:p>
          </table:table-cell>
          <table:table-cell office:value-type="float" office:value="661.69" calcext:value-type="float">
            <text:p>661,69</text:p>
          </table:table-cell>
          <table:table-cell office:value-type="float" office:value="558" calcext:value-type="float">
            <text:p>558</text:p>
          </table:table-cell>
          <table:table-cell office:value-type="float" office:value="0.202643222808838" calcext:value-type="float">
            <text:p>0,202643222808838</text:p>
          </table:table-cell>
          <table:table-cell office:value-type="float" office:value="932.58" calcext:value-type="float">
            <text:p>932,58</text:p>
          </table:table-cell>
          <table:table-cell office:value-type="float" office:value="650" calcext:value-type="float">
            <text:p>650</text:p>
          </table:table-cell>
          <table:table-cell table:formula="of:=[.D19]-[.E19]" office:value-type="float" office:value="590.6" calcext:value-type="float">
            <text:p>590,6</text:p>
          </table:table-cell>
          <table:table-cell table:formula="of:=[.G19]-[.H19]" office:value-type="float" office:value="169.77" calcext:value-type="float">
            <text:p>169,77</text:p>
          </table:table-cell>
          <table:table-cell table:formula="of:=[.J19]-[.K19]" office:value-type="float" office:value="103.69" calcext:value-type="float">
            <text:p>103,69</text:p>
          </table:table-cell>
          <table:table-cell table:formula="of:=[.M19]-[.N19]" office:value-type="float" office:value="282.58" calcext:value-type="float">
            <text:p>282,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10nodes/dis_23.txt</text:p>
          </table:table-cell>
          <table:table-cell office:value-type="float" office:value="0.00932812213897705" calcext:value-type="float">
            <text:p>0,009328122138977</text:p>
          </table:table-cell>
          <table:table-cell office:value-type="float" office:value="1381.04" calcext:value-type="float">
            <text:p>1381,04</text:p>
          </table:table-cell>
          <table:table-cell office:value-type="float" office:value="825" calcext:value-type="float">
            <text:p>825</text:p>
          </table:table-cell>
          <table:table-cell office:value-type="float" office:value="0.0349899053573608" calcext:value-type="float">
            <text:p>0,034989905357361</text:p>
          </table:table-cell>
          <table:table-cell office:value-type="float" office:value="686.92" calcext:value-type="float">
            <text:p>686,92</text:p>
          </table:table-cell>
          <table:table-cell office:value-type="float" office:value="507" calcext:value-type="float">
            <text:p>507</text:p>
          </table:table-cell>
          <table:table-cell office:value-type="float" office:value="0.201165204048157" calcext:value-type="float">
            <text:p>0,201165204048157</text:p>
          </table:table-cell>
          <table:table-cell office:value-type="float" office:value="553.89" calcext:value-type="float">
            <text:p>553,89</text:p>
          </table:table-cell>
          <table:table-cell office:value-type="float" office:value="447" calcext:value-type="float">
            <text:p>447</text:p>
          </table:table-cell>
          <table:table-cell office:value-type="float" office:value="0.203405292034149" calcext:value-type="float">
            <text:p>0,203405292034149</text:p>
          </table:table-cell>
          <table:table-cell office:value-type="float" office:value="778.42" calcext:value-type="float">
            <text:p>778,42</text:p>
          </table:table-cell>
          <table:table-cell office:value-type="float" office:value="599" calcext:value-type="float">
            <text:p>599</text:p>
          </table:table-cell>
          <table:table-cell table:formula="of:=[.D20]-[.E20]" office:value-type="float" office:value="556.04" calcext:value-type="float">
            <text:p>556,04</text:p>
          </table:table-cell>
          <table:table-cell table:formula="of:=[.G20]-[.H20]" office:value-type="float" office:value="179.92" calcext:value-type="float">
            <text:p>179,92</text:p>
          </table:table-cell>
          <table:table-cell table:formula="of:=[.J20]-[.K20]" office:value-type="float" office:value="106.89" calcext:value-type="float">
            <text:p>106,89</text:p>
          </table:table-cell>
          <table:table-cell table:formula="of:=[.M20]-[.N20]" office:value-type="float" office:value="179.42" calcext:value-type="float">
            <text:p>179,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10nodes/dis_3.txt</text:p>
          </table:table-cell>
          <table:table-cell office:value-type="float" office:value="0.0108859777450562" calcext:value-type="float">
            <text:p>0,010885977745056</text:p>
          </table:table-cell>
          <table:table-cell office:value-type="float" office:value="1398.22" calcext:value-type="float">
            <text:p>1398,22</text:p>
          </table:table-cell>
          <table:table-cell office:value-type="float" office:value="866" calcext:value-type="float">
            <text:p>866</text:p>
          </table:table-cell>
          <table:table-cell office:value-type="float" office:value="0.0337782478332519" calcext:value-type="float">
            <text:p>0,033778247833252</text:p>
          </table:table-cell>
          <table:table-cell office:value-type="float" office:value="698.34" calcext:value-type="float">
            <text:p>698,34</text:p>
          </table:table-cell>
          <table:table-cell office:value-type="float" office:value="563" calcext:value-type="float">
            <text:p>563</text:p>
          </table:table-cell>
          <table:table-cell office:value-type="float" office:value="0.201377613544464" calcext:value-type="float">
            <text:p>0,201377613544464</text:p>
          </table:table-cell>
          <table:table-cell office:value-type="float" office:value="561.7" calcext:value-type="float">
            <text:p>561,7</text:p>
          </table:table-cell>
          <table:table-cell office:value-type="float" office:value="485" calcext:value-type="float">
            <text:p>485</text:p>
          </table:table-cell>
          <table:table-cell office:value-type="float" office:value="0.203089206218719" calcext:value-type="float">
            <text:p>0,203089206218719</text:p>
          </table:table-cell>
          <table:table-cell office:value-type="float" office:value="848.46" calcext:value-type="float">
            <text:p>848,46</text:p>
          </table:table-cell>
          <table:table-cell office:value-type="float" office:value="653" calcext:value-type="float">
            <text:p>653</text:p>
          </table:table-cell>
          <table:table-cell table:formula="of:=[.D21]-[.E21]" office:value-type="float" office:value="532.22" calcext:value-type="float">
            <text:p>532,22</text:p>
          </table:table-cell>
          <table:table-cell table:formula="of:=[.G21]-[.H21]" office:value-type="float" office:value="135.34" calcext:value-type="float">
            <text:p>135,34</text:p>
          </table:table-cell>
          <table:table-cell table:formula="of:=[.J21]-[.K21]" office:value-type="float" office:value="76.7" calcext:value-type="float">
            <text:p>76,7</text:p>
          </table:table-cell>
          <table:table-cell table:formula="of:=[.M21]-[.N21]" office:value-type="float" office:value="195.46" calcext:value-type="float">
            <text:p>195,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10nodes/dis_9.txt</text:p>
          </table:table-cell>
          <table:table-cell office:value-type="float" office:value="0.00957757949829102" calcext:value-type="float">
            <text:p>0,009577579498291</text:p>
          </table:table-cell>
          <table:table-cell office:value-type="float" office:value="1569.69" calcext:value-type="float">
            <text:p>1569,69</text:p>
          </table:table-cell>
          <table:table-cell office:value-type="float" office:value="998" calcext:value-type="float">
            <text:p>998</text:p>
          </table:table-cell>
          <table:table-cell office:value-type="float" office:value="0.0343957114219666" calcext:value-type="float">
            <text:p>0,034395711421967</text:p>
          </table:table-cell>
          <table:table-cell office:value-type="float" office:value="730.28" calcext:value-type="float">
            <text:p>730,28</text:p>
          </table:table-cell>
          <table:table-cell office:value-type="float" office:value="558" calcext:value-type="float">
            <text:p>558</text:p>
          </table:table-cell>
          <table:table-cell office:value-type="float" office:value="0.201092550754547" calcext:value-type="float">
            <text:p>0,201092550754547</text:p>
          </table:table-cell>
          <table:table-cell office:value-type="float" office:value="607.54" calcext:value-type="float">
            <text:p>607,54</text:p>
          </table:table-cell>
          <table:table-cell office:value-type="float" office:value="526" calcext:value-type="float">
            <text:p>526</text:p>
          </table:table-cell>
          <table:table-cell office:value-type="float" office:value="0.203527419567108" calcext:value-type="float">
            <text:p>0,203527419567108</text:p>
          </table:table-cell>
          <table:table-cell office:value-type="float" office:value="888.11" calcext:value-type="float">
            <text:p>888,11</text:p>
          </table:table-cell>
          <table:table-cell office:value-type="float" office:value="649" calcext:value-type="float">
            <text:p>649</text:p>
          </table:table-cell>
          <table:table-cell table:formula="of:=[.D22]-[.E22]" office:value-type="float" office:value="571.69" calcext:value-type="float">
            <text:p>571,69</text:p>
          </table:table-cell>
          <table:table-cell table:formula="of:=[.G22]-[.H22]" office:value-type="float" office:value="172.28" calcext:value-type="float">
            <text:p>172,28</text:p>
          </table:table-cell>
          <table:table-cell table:formula="of:=[.J22]-[.K22]" office:value-type="float" office:value="81.54" calcext:value-type="float">
            <text:p>81,54</text:p>
          </table:table-cell>
          <table:table-cell table:formula="of:=[.M22]-[.N22]" office:value-type="float" office:value="239.11" calcext:value-type="float">
            <text:p>239,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10nodes/dis_27.txt</text:p>
          </table:table-cell>
          <table:table-cell office:value-type="float" office:value="0.010778238773346" calcext:value-type="float">
            <text:p>0,010778238773346</text:p>
          </table:table-cell>
          <table:table-cell office:value-type="float" office:value="1452.76" calcext:value-type="float">
            <text:p>1452,76</text:p>
          </table:table-cell>
          <table:table-cell office:value-type="float" office:value="837" calcext:value-type="float">
            <text:p>837</text:p>
          </table:table-cell>
          <table:table-cell office:value-type="float" office:value="0.0334177327156067" calcext:value-type="float">
            <text:p>0,033417732715607</text:p>
          </table:table-cell>
          <table:table-cell office:value-type="float" office:value="771.71" calcext:value-type="float">
            <text:p>771,71</text:p>
          </table:table-cell>
          <table:table-cell office:value-type="float" office:value="569" calcext:value-type="float">
            <text:p>569</text:p>
          </table:table-cell>
          <table:table-cell office:value-type="float" office:value="0.201584415435791" calcext:value-type="float">
            <text:p>0,201584415435791</text:p>
          </table:table-cell>
          <table:table-cell office:value-type="float" office:value="629.18" calcext:value-type="float">
            <text:p>629,18</text:p>
          </table:table-cell>
          <table:table-cell office:value-type="float" office:value="523" calcext:value-type="float">
            <text:p>523</text:p>
          </table:table-cell>
          <table:table-cell office:value-type="float" office:value="0.203477427959442" calcext:value-type="float">
            <text:p>0,203477427959442</text:p>
          </table:table-cell>
          <table:table-cell office:value-type="float" office:value="867.64" calcext:value-type="float">
            <text:p>867,64</text:p>
          </table:table-cell>
          <table:table-cell office:value-type="float" office:value="613" calcext:value-type="float">
            <text:p>613</text:p>
          </table:table-cell>
          <table:table-cell table:formula="of:=[.D23]-[.E23]" office:value-type="float" office:value="615.76" calcext:value-type="float">
            <text:p>615,76</text:p>
          </table:table-cell>
          <table:table-cell table:formula="of:=[.G23]-[.H23]" office:value-type="float" office:value="202.71" calcext:value-type="float">
            <text:p>202,71</text:p>
          </table:table-cell>
          <table:table-cell table:formula="of:=[.J23]-[.K23]" office:value-type="float" office:value="106.18" calcext:value-type="float">
            <text:p>106,18</text:p>
          </table:table-cell>
          <table:table-cell table:formula="of:=[.M23]-[.N23]" office:value-type="float" office:value="254.64" calcext:value-type="float">
            <text:p>254,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10nodes/dis_17.txt</text:p>
          </table:table-cell>
          <table:table-cell office:value-type="float" office:value="0.0122221779823303" calcext:value-type="float">
            <text:p>0,01222217798233</text:p>
          </table:table-cell>
          <table:table-cell office:value-type="float" office:value="1394.41" calcext:value-type="float">
            <text:p>1394,41</text:p>
          </table:table-cell>
          <table:table-cell office:value-type="float" office:value="847" calcext:value-type="float">
            <text:p>847</text:p>
          </table:table-cell>
          <table:table-cell office:value-type="float" office:value="0.0350752282142639" calcext:value-type="float">
            <text:p>0,035075228214264</text:p>
          </table:table-cell>
          <table:table-cell office:value-type="float" office:value="784.2" calcext:value-type="float">
            <text:p>784,2</text:p>
          </table:table-cell>
          <table:table-cell office:value-type="float" office:value="633" calcext:value-type="float">
            <text:p>633</text:p>
          </table:table-cell>
          <table:table-cell office:value-type="float" office:value="0.201291134357452" calcext:value-type="float">
            <text:p>0,201291134357452</text:p>
          </table:table-cell>
          <table:table-cell office:value-type="float" office:value="681.24" calcext:value-type="float">
            <text:p>681,24</text:p>
          </table:table-cell>
          <table:table-cell office:value-type="float" office:value="599" calcext:value-type="float">
            <text:p>599</text:p>
          </table:table-cell>
          <table:table-cell office:value-type="float" office:value="0.203788039684296" calcext:value-type="float">
            <text:p>0,203788039684296</text:p>
          </table:table-cell>
          <table:table-cell office:value-type="float" office:value="894.13" calcext:value-type="float">
            <text:p>894,13</text:p>
          </table:table-cell>
          <table:table-cell office:value-type="float" office:value="728" calcext:value-type="float">
            <text:p>728</text:p>
          </table:table-cell>
          <table:table-cell table:formula="of:=[.D24]-[.E24]" office:value-type="float" office:value="547.41" calcext:value-type="float">
            <text:p>547,41</text:p>
          </table:table-cell>
          <table:table-cell table:formula="of:=[.G24]-[.H24]" office:value-type="float" office:value="151.2" calcext:value-type="float">
            <text:p>151,2</text:p>
          </table:table-cell>
          <table:table-cell table:formula="of:=[.J24]-[.K24]" office:value-type="float" office:value="82.24" calcext:value-type="float">
            <text:p>82,24</text:p>
          </table:table-cell>
          <table:table-cell table:formula="of:=[.M24]-[.N24]" office:value-type="float" office:value="166.13" calcext:value-type="float">
            <text:p>166,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10nodes/dis_26.txt</text:p>
          </table:table-cell>
          <table:table-cell office:value-type="float" office:value="0.0101320028305054" calcext:value-type="float">
            <text:p>0,010132002830505</text:p>
          </table:table-cell>
          <table:table-cell office:value-type="float" office:value="1680.02" calcext:value-type="float">
            <text:p>1680,02</text:p>
          </table:table-cell>
          <table:table-cell office:value-type="float" office:value="1120" calcext:value-type="float">
            <text:p>1120</text:p>
          </table:table-cell>
          <table:table-cell office:value-type="float" office:value="0.0335497760772705" calcext:value-type="float">
            <text:p>0,033549776077271</text:p>
          </table:table-cell>
          <table:table-cell office:value-type="float" office:value="791" calcext:value-type="float">
            <text:p>791</text:p>
          </table:table-cell>
          <table:table-cell office:value-type="float" office:value="600" calcext:value-type="float">
            <text:p>600</text:p>
          </table:table-cell>
          <table:table-cell office:value-type="float" office:value="0.201540632247925" calcext:value-type="float">
            <text:p>0,201540632247925</text:p>
          </table:table-cell>
          <table:table-cell office:value-type="float" office:value="648.77" calcext:value-type="float">
            <text:p>648,77</text:p>
          </table:table-cell>
          <table:table-cell office:value-type="float" office:value="563" calcext:value-type="float">
            <text:p>563</text:p>
          </table:table-cell>
          <table:table-cell office:value-type="float" office:value="0.203134441375732" calcext:value-type="float">
            <text:p>0,203134441375732</text:p>
          </table:table-cell>
          <table:table-cell office:value-type="float" office:value="977.64" calcext:value-type="float">
            <text:p>977,64</text:p>
          </table:table-cell>
          <table:table-cell office:value-type="float" office:value="758" calcext:value-type="float">
            <text:p>758</text:p>
          </table:table-cell>
          <table:table-cell table:formula="of:=[.D25]-[.E25]" office:value-type="float" office:value="560.02" calcext:value-type="float">
            <text:p>560,02</text:p>
          </table:table-cell>
          <table:table-cell table:formula="of:=[.G25]-[.H25]" office:value-type="float" office:value="191" calcext:value-type="float">
            <text:p>191</text:p>
          </table:table-cell>
          <table:table-cell table:formula="of:=[.J25]-[.K25]" office:value-type="float" office:value="85.77" calcext:value-type="float">
            <text:p>85,77</text:p>
          </table:table-cell>
          <table:table-cell table:formula="of:=[.M25]-[.N25]" office:value-type="float" office:value="219.64" calcext:value-type="float">
            <text:p>219,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10nodes/dis_7.txt</text:p>
          </table:table-cell>
          <table:table-cell office:value-type="float" office:value="0.00950897455215454" calcext:value-type="float">
            <text:p>0,009508974552155</text:p>
          </table:table-cell>
          <table:table-cell office:value-type="float" office:value="1236.05" calcext:value-type="float">
            <text:p>1236,05</text:p>
          </table:table-cell>
          <table:table-cell office:value-type="float" office:value="714" calcext:value-type="float">
            <text:p>714</text:p>
          </table:table-cell>
          <table:table-cell office:value-type="float" office:value="0.031907467842102" calcext:value-type="float">
            <text:p>0,031907467842102</text:p>
          </table:table-cell>
          <table:table-cell office:value-type="float" office:value="638.06" calcext:value-type="float">
            <text:p>638,06</text:p>
          </table:table-cell>
          <table:table-cell office:value-type="float" office:value="464" calcext:value-type="float">
            <text:p>464</text:p>
          </table:table-cell>
          <table:table-cell office:value-type="float" office:value="0.201390316486359" calcext:value-type="float">
            <text:p>0,201390316486359</text:p>
          </table:table-cell>
          <table:table-cell office:value-type="float" office:value="540.28" calcext:value-type="float">
            <text:p>540,28</text:p>
          </table:table-cell>
          <table:table-cell office:value-type="float" office:value="464" calcext:value-type="float">
            <text:p>464</text:p>
          </table:table-cell>
          <table:table-cell office:value-type="float" office:value="0.203875133991241" calcext:value-type="float">
            <text:p>0,203875133991241</text:p>
          </table:table-cell>
          <table:table-cell office:value-type="float" office:value="708.95" calcext:value-type="float">
            <text:p>708,95</text:p>
          </table:table-cell>
          <table:table-cell office:value-type="float" office:value="542" calcext:value-type="float">
            <text:p>542</text:p>
          </table:table-cell>
          <table:table-cell table:formula="of:=[.D26]-[.E26]" office:value-type="float" office:value="522.05" calcext:value-type="float">
            <text:p>522,05</text:p>
          </table:table-cell>
          <table:table-cell table:formula="of:=[.G26]-[.H26]" office:value-type="float" office:value="174.06" calcext:value-type="float">
            <text:p>174,06</text:p>
          </table:table-cell>
          <table:table-cell table:formula="of:=[.J26]-[.K26]" office:value-type="float" office:value="76.28" calcext:value-type="float">
            <text:p>76,28</text:p>
          </table:table-cell>
          <table:table-cell table:formula="of:=[.M26]-[.N26]" office:value-type="float" office:value="166.95" calcext:value-type="float">
            <text:p>166,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10nodes/dis_15.txt</text:p>
          </table:table-cell>
          <table:table-cell office:value-type="float" office:value="0.00936240911483765" calcext:value-type="float">
            <text:p>0,009362409114838</text:p>
          </table:table-cell>
          <table:table-cell office:value-type="float" office:value="1296.26" calcext:value-type="float">
            <text:p>1296,26</text:p>
          </table:table-cell>
          <table:table-cell office:value-type="float" office:value="758" calcext:value-type="float">
            <text:p>758</text:p>
          </table:table-cell>
          <table:table-cell office:value-type="float" office:value="0.034970383644104" calcext:value-type="float">
            <text:p>0,034970383644104</text:p>
          </table:table-cell>
          <table:table-cell office:value-type="float" office:value="690.21" calcext:value-type="float">
            <text:p>690,21</text:p>
          </table:table-cell>
          <table:table-cell office:value-type="float" office:value="493" calcext:value-type="float">
            <text:p>493</text:p>
          </table:table-cell>
          <table:table-cell office:value-type="float" office:value="0.20134019613266" calcext:value-type="float">
            <text:p>0,20134019613266</text:p>
          </table:table-cell>
          <table:table-cell office:value-type="float" office:value="565.72" calcext:value-type="float">
            <text:p>565,72</text:p>
          </table:table-cell>
          <table:table-cell office:value-type="float" office:value="484" calcext:value-type="float">
            <text:p>484</text:p>
          </table:table-cell>
          <table:table-cell office:value-type="float" office:value="0.203445851802826" calcext:value-type="float">
            <text:p>0,203445851802826</text:p>
          </table:table-cell>
          <table:table-cell office:value-type="float" office:value="737.73" calcext:value-type="float">
            <text:p>737,73</text:p>
          </table:table-cell>
          <table:table-cell office:value-type="float" office:value="616" calcext:value-type="float">
            <text:p>616</text:p>
          </table:table-cell>
          <table:table-cell table:formula="of:=[.D27]-[.E27]" office:value-type="float" office:value="538.26" calcext:value-type="float">
            <text:p>538,26</text:p>
          </table:table-cell>
          <table:table-cell table:formula="of:=[.G27]-[.H27]" office:value-type="float" office:value="197.21" calcext:value-type="float">
            <text:p>197,21</text:p>
          </table:table-cell>
          <table:table-cell table:formula="of:=[.J27]-[.K27]" office:value-type="float" office:value="81.72" calcext:value-type="float">
            <text:p>81,72</text:p>
          </table:table-cell>
          <table:table-cell table:formula="of:=[.M27]-[.N27]" office:value-type="float" office:value="121.73" calcext:value-type="float">
            <text:p>121,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10nodes/dis_5.txt</text:p>
          </table:table-cell>
          <table:table-cell office:value-type="float" office:value="0.0101838898658752" calcext:value-type="float">
            <text:p>0,010183889865875</text:p>
          </table:table-cell>
          <table:table-cell office:value-type="float" office:value="1558.96" calcext:value-type="float">
            <text:p>1558,96</text:p>
          </table:table-cell>
          <table:table-cell office:value-type="float" office:value="1068" calcext:value-type="float">
            <text:p>1068</text:p>
          </table:table-cell>
          <table:table-cell office:value-type="float" office:value="0.0346579575538635" calcext:value-type="float">
            <text:p>0,034657957553864</text:p>
          </table:table-cell>
          <table:table-cell office:value-type="float" office:value="813.92" calcext:value-type="float">
            <text:p>813,92</text:p>
          </table:table-cell>
          <table:table-cell office:value-type="float" office:value="588" calcext:value-type="float">
            <text:p>588</text:p>
          </table:table-cell>
          <table:table-cell office:value-type="float" office:value="0.201278831958771" calcext:value-type="float">
            <text:p>0,201278831958771</text:p>
          </table:table-cell>
          <table:table-cell office:value-type="float" office:value="659.35" calcext:value-type="float">
            <text:p>659,35</text:p>
          </table:table-cell>
          <table:table-cell office:value-type="float" office:value="562" calcext:value-type="float">
            <text:p>562</text:p>
          </table:table-cell>
          <table:table-cell office:value-type="float" office:value="0.203090243339539" calcext:value-type="float">
            <text:p>0,203090243339539</text:p>
          </table:table-cell>
          <table:table-cell office:value-type="float" office:value="962.21" calcext:value-type="float">
            <text:p>962,21</text:p>
          </table:table-cell>
          <table:table-cell office:value-type="float" office:value="791" calcext:value-type="float">
            <text:p>791</text:p>
          </table:table-cell>
          <table:table-cell table:formula="of:=[.D28]-[.E28]" office:value-type="float" office:value="490.96" calcext:value-type="float">
            <text:p>490,96</text:p>
          </table:table-cell>
          <table:table-cell table:formula="of:=[.G28]-[.H28]" office:value-type="float" office:value="225.92" calcext:value-type="float">
            <text:p>225,92</text:p>
          </table:table-cell>
          <table:table-cell table:formula="of:=[.J28]-[.K28]" office:value-type="float" office:value="97.35" calcext:value-type="float">
            <text:p>97,35</text:p>
          </table:table-cell>
          <table:table-cell table:formula="of:=[.M28]-[.N28]" office:value-type="float" office:value="171.21" calcext:value-type="float">
            <text:p>171,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10nodes/dis_14.txt</text:p>
          </table:table-cell>
          <table:table-cell office:value-type="float" office:value="0.0105408573150635" calcext:value-type="float">
            <text:p>0,010540857315064</text:p>
          </table:table-cell>
          <table:table-cell office:value-type="float" office:value="1608.79" calcext:value-type="float">
            <text:p>1608,79</text:p>
          </table:table-cell>
          <table:table-cell office:value-type="float" office:value="985" calcext:value-type="float">
            <text:p>985</text:p>
          </table:table-cell>
          <table:table-cell office:value-type="float" office:value="0.0346042370796204" calcext:value-type="float">
            <text:p>0,03460423707962</text:p>
          </table:table-cell>
          <table:table-cell office:value-type="float" office:value="771.16" calcext:value-type="float">
            <text:p>771,16</text:p>
          </table:table-cell>
          <table:table-cell office:value-type="float" office:value="585" calcext:value-type="float">
            <text:p>585</text:p>
          </table:table-cell>
          <table:table-cell office:value-type="float" office:value="0.201281046867371" calcext:value-type="float">
            <text:p>0,201281046867371</text:p>
          </table:table-cell>
          <table:table-cell office:value-type="float" office:value="648.5" calcext:value-type="float">
            <text:p>648,5</text:p>
          </table:table-cell>
          <table:table-cell office:value-type="float" office:value="571" calcext:value-type="float">
            <text:p>571</text:p>
          </table:table-cell>
          <table:table-cell office:value-type="float" office:value="0.202454259395599" calcext:value-type="float">
            <text:p>0,202454259395599</text:p>
          </table:table-cell>
          <table:table-cell office:value-type="float" office:value="956.93" calcext:value-type="float">
            <text:p>956,93</text:p>
          </table:table-cell>
          <table:table-cell office:value-type="float" office:value="751" calcext:value-type="float">
            <text:p>751</text:p>
          </table:table-cell>
          <table:table-cell table:formula="of:=[.D29]-[.E29]" office:value-type="float" office:value="623.79" calcext:value-type="float">
            <text:p>623,79</text:p>
          </table:table-cell>
          <table:table-cell table:formula="of:=[.G29]-[.H29]" office:value-type="float" office:value="186.16" calcext:value-type="float">
            <text:p>186,16</text:p>
          </table:table-cell>
          <table:table-cell table:formula="of:=[.J29]-[.K29]" office:value-type="float" office:value="77.5" calcext:value-type="float">
            <text:p>77,5</text:p>
          </table:table-cell>
          <table:table-cell table:formula="of:=[.M29]-[.N29]" office:value-type="float" office:value="205.93" calcext:value-type="float">
            <text:p>205,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10nodes/dis_10.txt</text:p>
          </table:table-cell>
          <table:table-cell office:value-type="float" office:value="0.0117356610298157" calcext:value-type="float">
            <text:p>0,011735661029816</text:p>
          </table:table-cell>
          <table:table-cell office:value-type="float" office:value="1602.31" calcext:value-type="float">
            <text:p>1602,31</text:p>
          </table:table-cell>
          <table:table-cell office:value-type="float" office:value="923" calcext:value-type="float">
            <text:p>923</text:p>
          </table:table-cell>
          <table:table-cell office:value-type="float" office:value="0.0347675514221191" calcext:value-type="float">
            <text:p>0,034767551422119</text:p>
          </table:table-cell>
          <table:table-cell office:value-type="float" office:value="727.71" calcext:value-type="float">
            <text:p>727,71</text:p>
          </table:table-cell>
          <table:table-cell office:value-type="float" office:value="455" calcext:value-type="float">
            <text:p>455</text:p>
          </table:table-cell>
          <table:table-cell office:value-type="float" office:value="0.201229078769684" calcext:value-type="float">
            <text:p>0,201229078769684</text:p>
          </table:table-cell>
          <table:table-cell office:value-type="float" office:value="586.09" calcext:value-type="float">
            <text:p>586,09</text:p>
          </table:table-cell>
          <table:table-cell office:value-type="float" office:value="455" calcext:value-type="float">
            <text:p>455</text:p>
          </table:table-cell>
          <table:table-cell office:value-type="float" office:value="0.202670078277588" calcext:value-type="float">
            <text:p>0,202670078277588</text:p>
          </table:table-cell>
          <table:table-cell office:value-type="float" office:value="928.48" calcext:value-type="float">
            <text:p>928,48</text:p>
          </table:table-cell>
          <table:table-cell office:value-type="float" office:value="613" calcext:value-type="float">
            <text:p>613</text:p>
          </table:table-cell>
          <table:table-cell table:formula="of:=[.D30]-[.E30]" office:value-type="float" office:value="679.31" calcext:value-type="float">
            <text:p>679,31</text:p>
          </table:table-cell>
          <table:table-cell table:formula="of:=[.G30]-[.H30]" office:value-type="float" office:value="272.71" calcext:value-type="float">
            <text:p>272,71</text:p>
          </table:table-cell>
          <table:table-cell table:formula="of:=[.J30]-[.K30]" office:value-type="float" office:value="131.09" calcext:value-type="float">
            <text:p>131,09</text:p>
          </table:table-cell>
          <table:table-cell table:formula="of:=[.M30]-[.N30]" office:value-type="float" office:value="315.48" calcext:value-type="float">
            <text:p>315,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10nodes/dis_19.txt</text:p>
          </table:table-cell>
          <table:table-cell office:value-type="float" office:value="0.011453230381012" calcext:value-type="float">
            <text:p>0,011453230381012</text:p>
          </table:table-cell>
          <table:table-cell office:value-type="float" office:value="1879.48" calcext:value-type="float">
            <text:p>1879,48</text:p>
          </table:table-cell>
          <table:table-cell office:value-type="float" office:value="1167" calcext:value-type="float">
            <text:p>1167</text:p>
          </table:table-cell>
          <table:table-cell office:value-type="float" office:value="0.0322961258888245" calcext:value-type="float">
            <text:p>0,032296125888825</text:p>
          </table:table-cell>
          <table:table-cell office:value-type="float" office:value="834.28" calcext:value-type="float">
            <text:p>834,28</text:p>
          </table:table-cell>
          <table:table-cell office:value-type="float" office:value="656" calcext:value-type="float">
            <text:p>656</text:p>
          </table:table-cell>
          <table:table-cell office:value-type="float" office:value="0.201489727497101" calcext:value-type="float">
            <text:p>0,201489727497101</text:p>
          </table:table-cell>
          <table:table-cell office:value-type="float" office:value="687.79" calcext:value-type="float">
            <text:p>687,79</text:p>
          </table:table-cell>
          <table:table-cell office:value-type="float" office:value="632" calcext:value-type="float">
            <text:p>632</text:p>
          </table:table-cell>
          <table:table-cell office:value-type="float" office:value="0.202612655162811" calcext:value-type="float">
            <text:p>0,202612655162811</text:p>
          </table:table-cell>
          <table:table-cell office:value-type="float" office:value="1062.13" calcext:value-type="float">
            <text:p>1062,13</text:p>
          </table:table-cell>
          <table:table-cell office:value-type="float" office:value="783" calcext:value-type="float">
            <text:p>783</text:p>
          </table:table-cell>
          <table:table-cell table:formula="of:=[.D31]-[.E31]" office:value-type="float" office:value="712.48" calcext:value-type="float">
            <text:p>712,48</text:p>
          </table:table-cell>
          <table:table-cell table:formula="of:=[.G31]-[.H31]" office:value-type="float" office:value="178.28" calcext:value-type="float">
            <text:p>178,28</text:p>
          </table:table-cell>
          <table:table-cell table:formula="of:=[.J31]-[.K31]" office:value-type="float" office:value="55.79" calcext:value-type="float">
            <text:p>55,79</text:p>
          </table:table-cell>
          <table:table-cell table:formula="of:=[.M31]-[.N31]" office:value-type="float" office:value="279.13" calcext:value-type="float">
            <text:p>279,13</text:p>
          </table:table-cell>
        </table:table-row>
        <table:table-row table:style-name="ro1">
          <table:table-cell table:number-columns-repeated="2"/>
          <table:table-cell table:formula="of:=SUM([.C2:.C31])" office:value-type="float" office:value="0.311145532131195" calcext:value-type="float">
            <text:p>0,311145532131195</text:p>
          </table:table-cell>
          <table:table-cell table:formula="of:=SUM([.D2:.D31])" office:value-type="float" office:value="44864.49" calcext:value-type="float">
            <text:p>44864,49</text:p>
          </table:table-cell>
          <table:table-cell table:formula="of:=SUM([.E2:.E31])" office:value-type="float" office:value="27669" calcext:value-type="float">
            <text:p>27669</text:p>
          </table:table-cell>
          <table:table-cell table:formula="of:=SUM([.F2:.F31])" office:value-type="float" office:value="1.01041726112366" calcext:value-type="float">
            <text:p>1,01041726112366</text:p>
          </table:table-cell>
          <table:table-cell table:formula="of:=SUM([.G2:.G31])" office:value-type="float" office:value="21953.99" calcext:value-type="float">
            <text:p>21953,99</text:p>
          </table:table-cell>
          <table:table-cell table:formula="of:=SUM([.H2:.H31])" office:value-type="float" office:value="16046" calcext:value-type="float">
            <text:p>16046</text:p>
          </table:table-cell>
          <table:table-cell table:formula="of:=SUM([.I2:.I31])" office:value-type="float" office:value="6.04011847257614" calcext:value-type="float">
            <text:p>6,04011847257614</text:p>
          </table:table-cell>
          <table:table-cell table:formula="of:=SUM([.J2:.J31])" office:value-type="float" office:value="17837.94" calcext:value-type="float">
            <text:p>17837,94</text:p>
          </table:table-cell>
          <table:table-cell table:formula="of:=SUM([.K2:.K31])" office:value-type="float" office:value="15030" calcext:value-type="float">
            <text:p>15030</text:p>
          </table:table-cell>
          <table:table-cell table:formula="of:=SUM([.L2:.L31])" office:value-type="float" office:value="6.09403824567795" calcext:value-type="float">
            <text:p>6,09403824567795</text:p>
          </table:table-cell>
          <table:table-cell table:formula="of:=SUM([.M2:.M31])" office:value-type="float" office:value="25922.62" calcext:value-type="float">
            <text:p>25922,62</text:p>
          </table:table-cell>
          <table:table-cell table:formula="of:=SUM([.N2:.N31])" office:value-type="float" office:value="19382" calcext:value-type="float">
            <text:p>19382</text:p>
          </table:table-cell>
          <table:table-cell table:formula="of:=SUM([.O2:.O31])/30" office:value-type="float" office:value="573.183" calcext:value-type="float">
            <text:p>573,183</text:p>
          </table:table-cell>
          <table:table-cell table:formula="of:=SUM([.P2:.P31])/30" office:value-type="float" office:value="196.933" calcext:value-type="float">
            <text:p>196,933</text:p>
          </table:table-cell>
          <table:table-cell table:formula="of:=SUM([.Q2:.Q31])/30" office:value-type="float" office:value="93.598" calcext:value-type="float">
            <text:p>93,598</text:p>
          </table:table-cell>
          <table:table-cell table:formula="of:=SUM([.R2:.R31])/30" office:value-type="float" office:value="218.020666666667" calcext:value-type="float">
            <text:p>218,020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08:27:54.3181294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29T08:40:28.051322444</dc:date>
    <meta:editing-duration>PT14M47S</meta:editing-duration>
    <meta:editing-cycles>8</meta:editing-cycles>
    <meta:generator>LibreOffice/6.4.6.2$Linux_X86_64 LibreOffice_project/40$Build-2</meta:generator>
    <meta:document-statistic meta:table-count="1" meta:cell-count="573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x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6cm" svg:y="0.172cm" chart:style-name="ch2">
          <text:p>10 nodes comparison: LS, VND, BVNS, TS
 niter=10, greedy, initial solution=one2one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one2one_memory_10_times4ave_50_maxs_0.2'.D1:'TESTBENCH_metaheu_ls_vnd_bvns_ts__niter_10_search_greedy_init_one2one_memory_10_times4ave_50_maxs_0.2'.D31 'TESTBENCH_metaheu_ls_vnd_bvns_ts__niter_10_search_greedy_init_one2one_memory_10_times4ave_50_maxs_0.2'.G1:'TESTBENCH_metaheu_ls_vnd_bvns_ts__niter_10_search_greedy_init_one2one_memory_10_times4ave_50_maxs_0.2'.G31 'TESTBENCH_metaheu_ls_vnd_bvns_ts__niter_10_search_greedy_init_one2one_memory_10_times4ave_50_maxs_0.2'.J1:'TESTBENCH_metaheu_ls_vnd_bvns_ts__niter_10_search_greedy_init_one2one_memory_10_times4ave_50_maxs_0.2'.J31 'TESTBENCH_metaheu_ls_vnd_bvns_ts__niter_10_search_greedy_init_one2one_memory_10_times4ave_50_maxs_0.2'.M1:'TESTBENCH_metaheu_ls_vnd_bvns_ts__niter_10_search_greedy_init_one2one_memory_10_times4ave_50_maxs_0.2'.M31" chart:data-source-has-labels="row" svg:x="0.644cm" svg:y="1.778cm" svg:width="34.598cm" svg:height="6.262cm">
          <chartooo:coordinate-region svg:x="1.636cm" svg:y="1.977cm" svg:width="33.419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one2one_memory_10_times4ave_50_maxs_0.2'.D2:'TESTBENCH_metaheu_ls_vnd_bvns_ts__niter_10_search_greedy_init_one2one_memory_10_times4ave_50_maxs_0.2'.D31" chart:label-cell-address="'TESTBENCH_metaheu_ls_vnd_bvns_ts__niter_10_search_greedy_init_one2one_memory_10_times4ave_50_maxs_0.2'.D1:'TESTBENCH_metaheu_ls_vnd_bvns_ts__niter_10_search_greedy_init_one2one_memory_10_times4ave_50_maxs_0.2'.D1" chart:class="chart:line">
            <chart:data-point chart:repeated="30"/>
          </chart:series>
          <chart:series chart:style-name="ch8" chart:values-cell-range-address="'TESTBENCH_metaheu_ls_vnd_bvns_ts__niter_10_search_greedy_init_one2one_memory_10_times4ave_50_maxs_0.2'.G2:'TESTBENCH_metaheu_ls_vnd_bvns_ts__niter_10_search_greedy_init_one2one_memory_10_times4ave_50_maxs_0.2'.G31" chart:label-cell-address="'TESTBENCH_metaheu_ls_vnd_bvns_ts__niter_10_search_greedy_init_one2one_memory_10_times4ave_50_maxs_0.2'.G1:'TESTBENCH_metaheu_ls_vnd_bvns_ts__niter_10_search_greedy_init_one2one_memory_10_times4ave_50_maxs_0.2'.G1" chart:class="chart:line">
            <chart:data-point chart:repeated="30"/>
          </chart:series>
          <chart:series chart:style-name="ch9" chart:values-cell-range-address="'TESTBENCH_metaheu_ls_vnd_bvns_ts__niter_10_search_greedy_init_one2one_memory_10_times4ave_50_maxs_0.2'.J2:'TESTBENCH_metaheu_ls_vnd_bvns_ts__niter_10_search_greedy_init_one2one_memory_10_times4ave_50_maxs_0.2'.J31" chart:label-cell-address="'TESTBENCH_metaheu_ls_vnd_bvns_ts__niter_10_search_greedy_init_one2one_memory_10_times4ave_50_maxs_0.2'.J1:'TESTBENCH_metaheu_ls_vnd_bvns_ts__niter_10_search_greedy_init_one2one_memory_10_times4ave_50_maxs_0.2'.J1" chart:class="chart:line">
            <chart:data-point chart:repeated="30"/>
          </chart:series>
          <chart:series chart:style-name="ch10" chart:values-cell-range-address="'TESTBENCH_metaheu_ls_vnd_bvns_ts__niter_10_search_greedy_init_one2one_memory_10_times4ave_50_maxs_0.2'.M2:'TESTBENCH_metaheu_ls_vnd_bvns_ts__niter_10_search_greedy_init_one2one_memory_10_times4ave_50_maxs_0.2'.M31" chart:label-cell-address="'TESTBENCH_metaheu_ls_vnd_bvns_ts__niter_10_search_greedy_init_one2one_memory_10_times4ave_50_maxs_0.2'.M1:'TESTBENCH_metaheu_ls_vnd_bvns_ts__niter_10_search_greedy_init_one2one_memory_10_times4ave_50_maxs_0.2'.M1" chart:class="chart:line">
            <chart:data-point chart:repeated="16"/>
            <chart:data-point chart:style-name="ch11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one2one_memory_10_times4ave_50_maxs_0.2'.D1:'TESTBENCH_metaheu_ls_vnd_bvns_ts__niter_10_search_greedy_init_one2one_memory_10_times4ave_50_maxs_0.2'.D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greedy_init_one2one_memory_10_times4ave_50_maxs_0.2'.G1:'TESTBENCH_metaheu_ls_vnd_bvns_ts__niter_10_search_greedy_init_one2one_memory_10_times4ave_50_maxs_0.2'.G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greedy_init_one2one_memory_10_times4ave_50_maxs_0.2'.J1:'TESTBENCH_metaheu_ls_vnd_bvns_ts__niter_10_search_greedy_init_one2one_memory_10_times4ave_50_maxs_0.2'.J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greedy_init_one2one_memory_10_times4ave_50_maxs_0.2'.M1:'TESTBENCH_metaheu_ls_vnd_bvns_ts__niter_10_search_greedy_init_one2one_memory_10_times4ave_50_maxs_0.2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10.8">
                <text:p>1510.8</text:p>
                <draw:g>
                  <svg:desc>'TESTBENCH_metaheu_ls_vnd_bvns_ts__niter_10_search_greedy_init_one2one_memory_10_times4ave_50_maxs_0.2'.D2:'TESTBENCH_metaheu_ls_vnd_bvns_ts__niter_10_search_greedy_init_one2one_memory_10_times4ave_50_maxs_0.2'.D31</svg:desc>
                </draw:g>
              </table:table-cell>
              <table:table-cell office:value-type="float" office:value="724.29">
                <text:p>724.29</text:p>
                <draw:g>
                  <svg:desc>'TESTBENCH_metaheu_ls_vnd_bvns_ts__niter_10_search_greedy_init_one2one_memory_10_times4ave_50_maxs_0.2'.G2:'TESTBENCH_metaheu_ls_vnd_bvns_ts__niter_10_search_greedy_init_one2one_memory_10_times4ave_50_maxs_0.2'.G31</svg:desc>
                </draw:g>
              </table:table-cell>
              <table:table-cell office:value-type="float" office:value="585.57">
                <text:p>585.57</text:p>
                <draw:g>
                  <svg:desc>'TESTBENCH_metaheu_ls_vnd_bvns_ts__niter_10_search_greedy_init_one2one_memory_10_times4ave_50_maxs_0.2'.J2:'TESTBENCH_metaheu_ls_vnd_bvns_ts__niter_10_search_greedy_init_one2one_memory_10_times4ave_50_maxs_0.2'.J31</svg:desc>
                </draw:g>
              </table:table-cell>
              <table:table-cell office:value-type="float" office:value="862.16">
                <text:p>862.16</text:p>
                <draw:g>
                  <svg:desc>'TESTBENCH_metaheu_ls_vnd_bvns_ts__niter_10_search_greedy_init_one2one_memory_10_times4ave_50_maxs_0.2'.M2:'TESTBENCH_metaheu_ls_vnd_bvns_ts__niter_10_search_greedy_init_one2one_memory_10_times4ave_50_maxs_0.2'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6.74">
                <text:p>1416.74</text:p>
              </table:table-cell>
              <table:table-cell office:value-type="float" office:value="711.71">
                <text:p>711.71</text:p>
              </table:table-cell>
              <table:table-cell office:value-type="float" office:value="567.86">
                <text:p>567.86</text:p>
              </table:table-cell>
              <table:table-cell office:value-type="float" office:value="819.12">
                <text:p>819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3.49">
                <text:p>1553.49</text:p>
              </table:table-cell>
              <table:table-cell office:value-type="float" office:value="648.16">
                <text:p>648.16</text:p>
              </table:table-cell>
              <table:table-cell office:value-type="float" office:value="539.26">
                <text:p>539.26</text:p>
              </table:table-cell>
              <table:table-cell office:value-type="float" office:value="827.5">
                <text:p>82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1.42">
                <text:p>1401.42</text:p>
              </table:table-cell>
              <table:table-cell office:value-type="float" office:value="721.72">
                <text:p>721.72</text:p>
              </table:table-cell>
              <table:table-cell office:value-type="float" office:value="579.13">
                <text:p>579.13</text:p>
              </table:table-cell>
              <table:table-cell office:value-type="float" office:value="810.37">
                <text:p>810.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0.6">
                <text:p>1480.6</text:p>
              </table:table-cell>
              <table:table-cell office:value-type="float" office:value="648.4">
                <text:p>648.4</text:p>
              </table:table-cell>
              <table:table-cell office:value-type="float" office:value="497.94">
                <text:p>497.94</text:p>
              </table:table-cell>
              <table:table-cell office:value-type="float" office:value="771.54">
                <text:p>771.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5.82">
                <text:p>1665.82</text:p>
              </table:table-cell>
              <table:table-cell office:value-type="float" office:value="786.75">
                <text:p>786.75</text:p>
              </table:table-cell>
              <table:table-cell office:value-type="float" office:value="640.15">
                <text:p>640.15</text:p>
              </table:table-cell>
              <table:table-cell office:value-type="float" office:value="932.71">
                <text:p>932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7.76">
                <text:p>1487.76</text:p>
              </table:table-cell>
              <table:table-cell office:value-type="float" office:value="744.51">
                <text:p>744.51</text:p>
              </table:table-cell>
              <table:table-cell office:value-type="float" office:value="583.55">
                <text:p>583.55</text:p>
              </table:table-cell>
              <table:table-cell office:value-type="float" office:value="881.75">
                <text:p>881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71.21">
                <text:p>1371.21</text:p>
              </table:table-cell>
              <table:table-cell office:value-type="float" office:value="683.25">
                <text:p>683.25</text:p>
              </table:table-cell>
              <table:table-cell office:value-type="float" office:value="557.52">
                <text:p>557.52</text:p>
              </table:table-cell>
              <table:table-cell office:value-type="float" office:value="794.13">
                <text:p>794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57.3">
                <text:p>1457.3</text:p>
              </table:table-cell>
              <table:table-cell office:value-type="float" office:value="719.2">
                <text:p>719.2</text:p>
              </table:table-cell>
              <table:table-cell office:value-type="float" office:value="545.63">
                <text:p>545.63</text:p>
              </table:table-cell>
              <table:table-cell office:value-type="float" office:value="814.68">
                <text:p>814.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67.03">
                <text:p>1567.03</text:p>
              </table:table-cell>
              <table:table-cell office:value-type="float" office:value="722.56">
                <text:p>722.56</text:p>
              </table:table-cell>
              <table:table-cell office:value-type="float" office:value="585.68">
                <text:p>585.68</text:p>
              </table:table-cell>
              <table:table-cell office:value-type="float" office:value="896.79">
                <text:p>896.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9.04">
                <text:p>1679.04</text:p>
              </table:table-cell>
              <table:table-cell office:value-type="float" office:value="821.97">
                <text:p>821.97</text:p>
              </table:table-cell>
              <table:table-cell office:value-type="float" office:value="667.04">
                <text:p>667.04</text:p>
              </table:table-cell>
              <table:table-cell office:value-type="float" office:value="1001.84">
                <text:p>1001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12.39">
                <text:p>1512.39</text:p>
              </table:table-cell>
              <table:table-cell office:value-type="float" office:value="733.01">
                <text:p>733.01</text:p>
              </table:table-cell>
              <table:table-cell office:value-type="float" office:value="594.08">
                <text:p>594.08</text:p>
              </table:table-cell>
              <table:table-cell office:value-type="float" office:value="848.41">
                <text:p>848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86.87">
                <text:p>1386.87</text:p>
              </table:table-cell>
              <table:table-cell office:value-type="float" office:value="720.59">
                <text:p>720.59</text:p>
              </table:table-cell>
              <table:table-cell office:value-type="float" office:value="591.3">
                <text:p>591.3</text:p>
              </table:table-cell>
              <table:table-cell office:value-type="float" office:value="822.81">
                <text:p>822.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5.31">
                <text:p>1425.31</text:p>
              </table:table-cell>
              <table:table-cell office:value-type="float" office:value="655.14">
                <text:p>655.14</text:p>
              </table:table-cell>
              <table:table-cell office:value-type="float" office:value="544.57">
                <text:p>544.57</text:p>
              </table:table-cell>
              <table:table-cell office:value-type="float" office:value="814.39">
                <text:p>814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7.93">
                <text:p>1407.93</text:p>
              </table:table-cell>
              <table:table-cell office:value-type="float" office:value="712.8">
                <text:p>712.8</text:p>
              </table:table-cell>
              <table:table-cell office:value-type="float" office:value="605.39">
                <text:p>605.39</text:p>
              </table:table-cell>
              <table:table-cell office:value-type="float" office:value="834.7">
                <text:p>834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56.62">
                <text:p>1456.62</text:p>
              </table:table-cell>
              <table:table-cell office:value-type="float" office:value="786.87">
                <text:p>786.87</text:p>
              </table:table-cell>
              <table:table-cell office:value-type="float" office:value="638.81">
                <text:p>638.81</text:p>
              </table:table-cell>
              <table:table-cell office:value-type="float" office:value="859.37">
                <text:p>859.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68.57">
                <text:p>1468.57</text:p>
              </table:table-cell>
              <table:table-cell office:value-type="float" office:value="668.5">
                <text:p>668.5</text:p>
              </table:table-cell>
              <table:table-cell office:value-type="float" office:value="482.72">
                <text:p>482.72</text:p>
              </table:table-cell>
              <table:table-cell office:value-type="float" office:value="786.94">
                <text:p>786.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57.6">
                <text:p>1557.6</text:p>
              </table:table-cell>
              <table:table-cell office:value-type="float" office:value="806.77">
                <text:p>806.77</text:p>
              </table:table-cell>
              <table:table-cell office:value-type="float" office:value="661.69">
                <text:p>661.69</text:p>
              </table:table-cell>
              <table:table-cell office:value-type="float" office:value="932.58">
                <text:p>932.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81.04">
                <text:p>1381.04</text:p>
              </table:table-cell>
              <table:table-cell office:value-type="float" office:value="686.92">
                <text:p>686.92</text:p>
              </table:table-cell>
              <table:table-cell office:value-type="float" office:value="553.89">
                <text:p>553.89</text:p>
              </table:table-cell>
              <table:table-cell office:value-type="float" office:value="778.42">
                <text:p>778.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98.22">
                <text:p>1398.22</text:p>
              </table:table-cell>
              <table:table-cell office:value-type="float" office:value="698.34">
                <text:p>698.34</text:p>
              </table:table-cell>
              <table:table-cell office:value-type="float" office:value="561.7">
                <text:p>561.7</text:p>
              </table:table-cell>
              <table:table-cell office:value-type="float" office:value="848.46">
                <text:p>848.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69.69">
                <text:p>1569.69</text:p>
              </table:table-cell>
              <table:table-cell office:value-type="float" office:value="730.28">
                <text:p>730.28</text:p>
              </table:table-cell>
              <table:table-cell office:value-type="float" office:value="607.54">
                <text:p>607.54</text:p>
              </table:table-cell>
              <table:table-cell office:value-type="float" office:value="888.11">
                <text:p>888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52.76">
                <text:p>1452.76</text:p>
              </table:table-cell>
              <table:table-cell office:value-type="float" office:value="771.71">
                <text:p>771.71</text:p>
              </table:table-cell>
              <table:table-cell office:value-type="float" office:value="629.18">
                <text:p>629.18</text:p>
              </table:table-cell>
              <table:table-cell office:value-type="float" office:value="867.64">
                <text:p>867.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94.41">
                <text:p>1394.41</text:p>
              </table:table-cell>
              <table:table-cell office:value-type="float" office:value="784.2">
                <text:p>784.2</text:p>
              </table:table-cell>
              <table:table-cell office:value-type="float" office:value="681.24">
                <text:p>681.24</text:p>
              </table:table-cell>
              <table:table-cell office:value-type="float" office:value="894.13">
                <text:p>894.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80.02">
                <text:p>1680.02</text:p>
              </table:table-cell>
              <table:table-cell office:value-type="float" office:value="791">
                <text:p>791</text:p>
              </table:table-cell>
              <table:table-cell office:value-type="float" office:value="648.77">
                <text:p>648.77</text:p>
              </table:table-cell>
              <table:table-cell office:value-type="float" office:value="977.64">
                <text:p>977.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36.05">
                <text:p>1236.05</text:p>
              </table:table-cell>
              <table:table-cell office:value-type="float" office:value="638.06">
                <text:p>638.06</text:p>
              </table:table-cell>
              <table:table-cell office:value-type="float" office:value="540.28">
                <text:p>540.28</text:p>
              </table:table-cell>
              <table:table-cell office:value-type="float" office:value="708.95">
                <text:p>708.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96.26">
                <text:p>1296.26</text:p>
              </table:table-cell>
              <table:table-cell office:value-type="float" office:value="690.21">
                <text:p>690.21</text:p>
              </table:table-cell>
              <table:table-cell office:value-type="float" office:value="565.72">
                <text:p>565.72</text:p>
              </table:table-cell>
              <table:table-cell office:value-type="float" office:value="737.73">
                <text:p>737.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58.96">
                <text:p>1558.96</text:p>
              </table:table-cell>
              <table:table-cell office:value-type="float" office:value="813.92">
                <text:p>813.92</text:p>
              </table:table-cell>
              <table:table-cell office:value-type="float" office:value="659.35">
                <text:p>659.35</text:p>
              </table:table-cell>
              <table:table-cell office:value-type="float" office:value="962.21">
                <text:p>962.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08.79">
                <text:p>1608.79</text:p>
              </table:table-cell>
              <table:table-cell office:value-type="float" office:value="771.16">
                <text:p>771.16</text:p>
              </table:table-cell>
              <table:table-cell office:value-type="float" office:value="648.5">
                <text:p>648.5</text:p>
              </table:table-cell>
              <table:table-cell office:value-type="float" office:value="956.93">
                <text:p>956.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02.31">
                <text:p>1602.31</text:p>
              </table:table-cell>
              <table:table-cell office:value-type="float" office:value="727.71">
                <text:p>727.71</text:p>
              </table:table-cell>
              <table:table-cell office:value-type="float" office:value="586.09">
                <text:p>586.09</text:p>
              </table:table-cell>
              <table:table-cell office:value-type="float" office:value="928.48">
                <text:p>928.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9.48">
                <text:p>1879.48</text:p>
              </table:table-cell>
              <table:table-cell office:value-type="float" office:value="834.28">
                <text:p>834.28</text:p>
              </table:table-cell>
              <table:table-cell office:value-type="float" office:value="687.79">
                <text:p>687.79</text:p>
              </table:table-cell>
              <table:table-cell office:value-type="float" office:value="1062.13">
                <text:p>1062.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x" chart:symbol-width="0.25cm" chart:symbol-height="0.25cm"/>
    </style:style>
    <style:style style:name="ch15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4cm" svg:y="0.172cm" chart:style-name="ch2">
          <text:p>10 nodes comparison: LS, VND, BVNS, TS
 niter=10, greedy, initial solution=one2one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one2one_memory_10_times4ave_50_maxs_0.2'.D1:'TESTBENCH_metaheu_ls_vnd_bvns_ts__niter_10_search_greedy_init_one2one_memory_10_times4ave_50_maxs_0.2'.E31 'TESTBENCH_metaheu_ls_vnd_bvns_ts__niter_10_search_greedy_init_one2one_memory_10_times4ave_50_maxs_0.2'.G1:'TESTBENCH_metaheu_ls_vnd_bvns_ts__niter_10_search_greedy_init_one2one_memory_10_times4ave_50_maxs_0.2'.H31 'TESTBENCH_metaheu_ls_vnd_bvns_ts__niter_10_search_greedy_init_one2one_memory_10_times4ave_50_maxs_0.2'.J1:'TESTBENCH_metaheu_ls_vnd_bvns_ts__niter_10_search_greedy_init_one2one_memory_10_times4ave_50_maxs_0.2'.K31 'TESTBENCH_metaheu_ls_vnd_bvns_ts__niter_10_search_greedy_init_one2one_memory_10_times4ave_50_maxs_0.2'.M1:'TESTBENCH_metaheu_ls_vnd_bvns_ts__niter_10_search_greedy_init_one2one_memory_10_times4ave_50_maxs_0.2'.N31" chart:data-source-has-labels="row" svg:x="0.644cm" svg:y="1.778cm" svg:width="34.598cm" svg:height="6.262cm">
          <chartooo:coordinate-region svg:x="1.636cm" svg:y="1.977cm" svg:width="33.419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one2one_memory_10_times4ave_50_maxs_0.2'.D2:'TESTBENCH_metaheu_ls_vnd_bvns_ts__niter_10_search_greedy_init_one2one_memory_10_times4ave_50_maxs_0.2'.D31" chart:label-cell-address="'TESTBENCH_metaheu_ls_vnd_bvns_ts__niter_10_search_greedy_init_one2one_memory_10_times4ave_50_maxs_0.2'.D1:'TESTBENCH_metaheu_ls_vnd_bvns_ts__niter_10_search_greedy_init_one2one_memory_10_times4ave_50_maxs_0.2'.D1" chart:class="chart:line">
            <chart:data-point chart:repeated="30"/>
          </chart:series>
          <chart:series chart:style-name="ch8" chart:values-cell-range-address="'TESTBENCH_metaheu_ls_vnd_bvns_ts__niter_10_search_greedy_init_one2one_memory_10_times4ave_50_maxs_0.2'.E2:'TESTBENCH_metaheu_ls_vnd_bvns_ts__niter_10_search_greedy_init_one2one_memory_10_times4ave_50_maxs_0.2'.E31" chart:label-cell-address="'TESTBENCH_metaheu_ls_vnd_bvns_ts__niter_10_search_greedy_init_one2one_memory_10_times4ave_50_maxs_0.2'.E1:'TESTBENCH_metaheu_ls_vnd_bvns_ts__niter_10_search_greedy_init_one2one_memory_10_times4ave_50_maxs_0.2'.E1" chart:class="chart:line">
            <chart:data-point chart:repeated="30"/>
          </chart:series>
          <chart:series chart:style-name="ch9" chart:values-cell-range-address="'TESTBENCH_metaheu_ls_vnd_bvns_ts__niter_10_search_greedy_init_one2one_memory_10_times4ave_50_maxs_0.2'.G2:'TESTBENCH_metaheu_ls_vnd_bvns_ts__niter_10_search_greedy_init_one2one_memory_10_times4ave_50_maxs_0.2'.G31" chart:label-cell-address="'TESTBENCH_metaheu_ls_vnd_bvns_ts__niter_10_search_greedy_init_one2one_memory_10_times4ave_50_maxs_0.2'.G1:'TESTBENCH_metaheu_ls_vnd_bvns_ts__niter_10_search_greedy_init_one2one_memory_10_times4ave_50_maxs_0.2'.G1" chart:class="chart:line">
            <chart:data-point chart:repeated="30"/>
          </chart:series>
          <chart:series chart:style-name="ch10" chart:values-cell-range-address="'TESTBENCH_metaheu_ls_vnd_bvns_ts__niter_10_search_greedy_init_one2one_memory_10_times4ave_50_maxs_0.2'.H2:'TESTBENCH_metaheu_ls_vnd_bvns_ts__niter_10_search_greedy_init_one2one_memory_10_times4ave_50_maxs_0.2'.H31" chart:label-cell-address="'TESTBENCH_metaheu_ls_vnd_bvns_ts__niter_10_search_greedy_init_one2one_memory_10_times4ave_50_maxs_0.2'.H1:'TESTBENCH_metaheu_ls_vnd_bvns_ts__niter_10_search_greedy_init_one2one_memory_10_times4ave_50_maxs_0.2'.H1" chart:class="chart:line">
            <chart:data-point chart:repeated="30"/>
          </chart:series>
          <chart:series chart:style-name="ch11" chart:values-cell-range-address="'TESTBENCH_metaheu_ls_vnd_bvns_ts__niter_10_search_greedy_init_one2one_memory_10_times4ave_50_maxs_0.2'.J2:'TESTBENCH_metaheu_ls_vnd_bvns_ts__niter_10_search_greedy_init_one2one_memory_10_times4ave_50_maxs_0.2'.J31" chart:label-cell-address="'TESTBENCH_metaheu_ls_vnd_bvns_ts__niter_10_search_greedy_init_one2one_memory_10_times4ave_50_maxs_0.2'.J1:'TESTBENCH_metaheu_ls_vnd_bvns_ts__niter_10_search_greedy_init_one2one_memory_10_times4ave_50_maxs_0.2'.J1" chart:class="chart:line">
            <chart:data-point chart:repeated="30"/>
          </chart:series>
          <chart:series chart:style-name="ch12" chart:values-cell-range-address="'TESTBENCH_metaheu_ls_vnd_bvns_ts__niter_10_search_greedy_init_one2one_memory_10_times4ave_50_maxs_0.2'.K2:'TESTBENCH_metaheu_ls_vnd_bvns_ts__niter_10_search_greedy_init_one2one_memory_10_times4ave_50_maxs_0.2'.K31" chart:label-cell-address="'TESTBENCH_metaheu_ls_vnd_bvns_ts__niter_10_search_greedy_init_one2one_memory_10_times4ave_50_maxs_0.2'.K1:'TESTBENCH_metaheu_ls_vnd_bvns_ts__niter_10_search_greedy_init_one2one_memory_10_times4ave_50_maxs_0.2'.K1" chart:class="chart:line">
            <chart:data-point chart:repeated="30"/>
          </chart:series>
          <chart:series chart:style-name="ch13" chart:values-cell-range-address="'TESTBENCH_metaheu_ls_vnd_bvns_ts__niter_10_search_greedy_init_one2one_memory_10_times4ave_50_maxs_0.2'.M2:'TESTBENCH_metaheu_ls_vnd_bvns_ts__niter_10_search_greedy_init_one2one_memory_10_times4ave_50_maxs_0.2'.M31" chart:label-cell-address="'TESTBENCH_metaheu_ls_vnd_bvns_ts__niter_10_search_greedy_init_one2one_memory_10_times4ave_50_maxs_0.2'.M1:'TESTBENCH_metaheu_ls_vnd_bvns_ts__niter_10_search_greedy_init_one2one_memory_10_times4ave_50_maxs_0.2'.M1" chart:class="chart:line">
            <chart:data-point chart:repeated="16"/>
            <chart:data-point chart:style-name="ch14"/>
            <chart:data-point chart:repeated="13"/>
          </chart:series>
          <chart:series chart:style-name="ch15" chart:values-cell-range-address="'TESTBENCH_metaheu_ls_vnd_bvns_ts__niter_10_search_greedy_init_one2one_memory_10_times4ave_50_maxs_0.2'.N2:'TESTBENCH_metaheu_ls_vnd_bvns_ts__niter_10_search_greedy_init_one2one_memory_10_times4ave_50_maxs_0.2'.N31" chart:label-cell-address="'TESTBENCH_metaheu_ls_vnd_bvns_ts__niter_10_search_greedy_init_one2one_memory_10_times4ave_50_maxs_0.2'.N1:'TESTBENCH_metaheu_ls_vnd_bvns_ts__niter_10_search_greedy_init_one2one_memory_10_times4ave_50_maxs_0.2'.N1" chart:class="chart:line">
            <chart:data-point chart:repeated="3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one2one_memory_10_times4ave_50_maxs_0.2'.D1:'TESTBENCH_metaheu_ls_vnd_bvns_ts__niter_10_search_greedy_init_one2one_memory_10_times4ave_50_maxs_0.2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greedy_init_one2one_memory_10_times4ave_50_maxs_0.2'.E1:'TESTBENCH_metaheu_ls_vnd_bvns_ts__niter_10_search_greedy_init_one2one_memory_10_times4ave_50_maxs_0.2'.E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greedy_init_one2one_memory_10_times4ave_50_maxs_0.2'.G1:'TESTBENCH_metaheu_ls_vnd_bvns_ts__niter_10_search_greedy_init_one2one_memory_10_times4ave_50_maxs_0.2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one2one_memory_10_times4ave_50_maxs_0.2'.H1:'TESTBENCH_metaheu_ls_vnd_bvns_ts__niter_10_search_greedy_init_one2one_memory_10_times4ave_50_maxs_0.2'.H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greedy_init_one2one_memory_10_times4ave_50_maxs_0.2'.J1:'TESTBENCH_metaheu_ls_vnd_bvns_ts__niter_10_search_greedy_init_one2one_memory_10_times4ave_50_maxs_0.2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one2one_memory_10_times4ave_50_maxs_0.2'.K1:'TESTBENCH_metaheu_ls_vnd_bvns_ts__niter_10_search_greedy_init_one2one_memory_10_times4ave_50_maxs_0.2'.K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greedy_init_one2one_memory_10_times4ave_50_maxs_0.2'.M1:'TESTBENCH_metaheu_ls_vnd_bvns_ts__niter_10_search_greedy_init_one2one_memory_10_times4ave_50_maxs_0.2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one2one_memory_10_times4ave_50_maxs_0.2'.N1:'TESTBENCH_metaheu_ls_vnd_bvns_ts__niter_10_search_greedy_init_one2one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10.8">
                <text:p>1510.8</text:p>
                <draw:g>
                  <svg:desc>'TESTBENCH_metaheu_ls_vnd_bvns_ts__niter_10_search_greedy_init_one2one_memory_10_times4ave_50_maxs_0.2'.D2:'TESTBENCH_metaheu_ls_vnd_bvns_ts__niter_10_search_greedy_init_one2one_memory_10_times4ave_50_maxs_0.2'.D31</svg:desc>
                </draw:g>
              </table:table-cell>
              <table:table-cell office:value-type="float" office:value="849">
                <text:p>849</text:p>
                <draw:g>
                  <svg:desc>'TESTBENCH_metaheu_ls_vnd_bvns_ts__niter_10_search_greedy_init_one2one_memory_10_times4ave_50_maxs_0.2'.E2:'TESTBENCH_metaheu_ls_vnd_bvns_ts__niter_10_search_greedy_init_one2one_memory_10_times4ave_50_maxs_0.2'.E31</svg:desc>
                </draw:g>
              </table:table-cell>
              <table:table-cell office:value-type="float" office:value="724.29">
                <text:p>724.29</text:p>
                <draw:g>
                  <svg:desc>'TESTBENCH_metaheu_ls_vnd_bvns_ts__niter_10_search_greedy_init_one2one_memory_10_times4ave_50_maxs_0.2'.G2:'TESTBENCH_metaheu_ls_vnd_bvns_ts__niter_10_search_greedy_init_one2one_memory_10_times4ave_50_maxs_0.2'.G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greedy_init_one2one_memory_10_times4ave_50_maxs_0.2'.H2:'TESTBENCH_metaheu_ls_vnd_bvns_ts__niter_10_search_greedy_init_one2one_memory_10_times4ave_50_maxs_0.2'.H31</svg:desc>
                </draw:g>
              </table:table-cell>
              <table:table-cell office:value-type="float" office:value="585.57">
                <text:p>585.57</text:p>
                <draw:g>
                  <svg:desc>'TESTBENCH_metaheu_ls_vnd_bvns_ts__niter_10_search_greedy_init_one2one_memory_10_times4ave_50_maxs_0.2'.J2:'TESTBENCH_metaheu_ls_vnd_bvns_ts__niter_10_search_greedy_init_one2one_memory_10_times4ave_50_maxs_0.2'.J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greedy_init_one2one_memory_10_times4ave_50_maxs_0.2'.K2:'TESTBENCH_metaheu_ls_vnd_bvns_ts__niter_10_search_greedy_init_one2one_memory_10_times4ave_50_maxs_0.2'.K31</svg:desc>
                </draw:g>
              </table:table-cell>
              <table:table-cell office:value-type="float" office:value="862.16">
                <text:p>862.16</text:p>
                <draw:g>
                  <svg:desc>'TESTBENCH_metaheu_ls_vnd_bvns_ts__niter_10_search_greedy_init_one2one_memory_10_times4ave_50_maxs_0.2'.M2:'TESTBENCH_metaheu_ls_vnd_bvns_ts__niter_10_search_greedy_init_one2one_memory_10_times4ave_50_maxs_0.2'.M31</svg:desc>
                </draw:g>
              </table:table-cell>
              <table:table-cell office:value-type="float" office:value="634">
                <text:p>634</text:p>
                <draw:g>
                  <svg:desc>'TESTBENCH_metaheu_ls_vnd_bvns_ts__niter_10_search_greedy_init_one2one_memory_10_times4ave_50_maxs_0.2'.N2:'TESTBENCH_metaheu_ls_vnd_bvns_ts__niter_10_search_greedy_init_one2one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6.74">
                <text:p>1416.74</text:p>
              </table:table-cell>
              <table:table-cell office:value-type="float" office:value="865">
                <text:p>865</text:p>
              </table:table-cell>
              <table:table-cell office:value-type="float" office:value="711.71">
                <text:p>711.71</text:p>
              </table:table-cell>
              <table:table-cell office:value-type="float" office:value="502">
                <text:p>502</text:p>
              </table:table-cell>
              <table:table-cell office:value-type="float" office:value="567.86">
                <text:p>567.86</text:p>
              </table:table-cell>
              <table:table-cell office:value-type="float" office:value="499">
                <text:p>499</text:p>
              </table:table-cell>
              <table:table-cell office:value-type="float" office:value="819.12">
                <text:p>819.12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3.49">
                <text:p>1553.49</text:p>
              </table:table-cell>
              <table:table-cell office:value-type="float" office:value="965">
                <text:p>965</text:p>
              </table:table-cell>
              <table:table-cell office:value-type="float" office:value="648.16">
                <text:p>648.16</text:p>
              </table:table-cell>
              <table:table-cell office:value-type="float" office:value="489">
                <text:p>489</text:p>
              </table:table-cell>
              <table:table-cell office:value-type="float" office:value="539.26">
                <text:p>539.26</text:p>
              </table:table-cell>
              <table:table-cell office:value-type="float" office:value="465">
                <text:p>465</text:p>
              </table:table-cell>
              <table:table-cell office:value-type="float" office:value="827.5">
                <text:p>827.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1.42">
                <text:p>1401.42</text:p>
              </table:table-cell>
              <table:table-cell office:value-type="float" office:value="1001">
                <text:p>1001</text:p>
              </table:table-cell>
              <table:table-cell office:value-type="float" office:value="721.72">
                <text:p>721.72</text:p>
              </table:table-cell>
              <table:table-cell office:value-type="float" office:value="488">
                <text:p>488</text:p>
              </table:table-cell>
              <table:table-cell office:value-type="float" office:value="579.13">
                <text:p>579.13</text:p>
              </table:table-cell>
              <table:table-cell office:value-type="float" office:value="443">
                <text:p>443</text:p>
              </table:table-cell>
              <table:table-cell office:value-type="float" office:value="810.37">
                <text:p>810.37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0.6">
                <text:p>1480.6</text:p>
              </table:table-cell>
              <table:table-cell office:value-type="float" office:value="849">
                <text:p>849</text:p>
              </table:table-cell>
              <table:table-cell office:value-type="float" office:value="648.4">
                <text:p>648.4</text:p>
              </table:table-cell>
              <table:table-cell office:value-type="float" office:value="440">
                <text:p>440</text:p>
              </table:table-cell>
              <table:table-cell office:value-type="float" office:value="497.94">
                <text:p>497.94</text:p>
              </table:table-cell>
              <table:table-cell office:value-type="float" office:value="408">
                <text:p>408</text:p>
              </table:table-cell>
              <table:table-cell office:value-type="float" office:value="771.54">
                <text:p>771.54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5.82">
                <text:p>1665.82</text:p>
              </table:table-cell>
              <table:table-cell office:value-type="float" office:value="965">
                <text:p>965</text:p>
              </table:table-cell>
              <table:table-cell office:value-type="float" office:value="786.75">
                <text:p>786.75</text:p>
              </table:table-cell>
              <table:table-cell office:value-type="float" office:value="574">
                <text:p>574</text:p>
              </table:table-cell>
              <table:table-cell office:value-type="float" office:value="640.15">
                <text:p>640.15</text:p>
              </table:table-cell>
              <table:table-cell office:value-type="float" office:value="530">
                <text:p>530</text:p>
              </table:table-cell>
              <table:table-cell office:value-type="float" office:value="932.71">
                <text:p>932.7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7.76">
                <text:p>1487.76</text:p>
              </table:table-cell>
              <table:table-cell office:value-type="float" office:value="832">
                <text:p>832</text:p>
              </table:table-cell>
              <table:table-cell office:value-type="float" office:value="744.51">
                <text:p>744.51</text:p>
              </table:table-cell>
              <table:table-cell office:value-type="float" office:value="571">
                <text:p>571</text:p>
              </table:table-cell>
              <table:table-cell office:value-type="float" office:value="583.55">
                <text:p>583.55</text:p>
              </table:table-cell>
              <table:table-cell office:value-type="float" office:value="504">
                <text:p>504</text:p>
              </table:table-cell>
              <table:table-cell office:value-type="float" office:value="881.75">
                <text:p>881.75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71.21">
                <text:p>1371.21</text:p>
              </table:table-cell>
              <table:table-cell office:value-type="float" office:value="783">
                <text:p>783</text:p>
              </table:table-cell>
              <table:table-cell office:value-type="float" office:value="683.25">
                <text:p>683.25</text:p>
              </table:table-cell>
              <table:table-cell office:value-type="float" office:value="517">
                <text:p>517</text:p>
              </table:table-cell>
              <table:table-cell office:value-type="float" office:value="557.52">
                <text:p>557.52</text:p>
              </table:table-cell>
              <table:table-cell office:value-type="float" office:value="464">
                <text:p>464</text:p>
              </table:table-cell>
              <table:table-cell office:value-type="float" office:value="794.13">
                <text:p>794.1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57.3">
                <text:p>1457.3</text:p>
              </table:table-cell>
              <table:table-cell office:value-type="float" office:value="971">
                <text:p>971</text:p>
              </table:table-cell>
              <table:table-cell office:value-type="float" office:value="719.2">
                <text:p>719.2</text:p>
              </table:table-cell>
              <table:table-cell office:value-type="float" office:value="481">
                <text:p>481</text:p>
              </table:table-cell>
              <table:table-cell office:value-type="float" office:value="545.63">
                <text:p>545.63</text:p>
              </table:table-cell>
              <table:table-cell office:value-type="float" office:value="426">
                <text:p>426</text:p>
              </table:table-cell>
              <table:table-cell office:value-type="float" office:value="814.68">
                <text:p>814.68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67.03">
                <text:p>1567.03</text:p>
              </table:table-cell>
              <table:table-cell office:value-type="float" office:value="1005">
                <text:p>1005</text:p>
              </table:table-cell>
              <table:table-cell office:value-type="float" office:value="722.56">
                <text:p>722.56</text:p>
              </table:table-cell>
              <table:table-cell office:value-type="float" office:value="530">
                <text:p>530</text:p>
              </table:table-cell>
              <table:table-cell office:value-type="float" office:value="585.68">
                <text:p>585.68</text:p>
              </table:table-cell>
              <table:table-cell office:value-type="float" office:value="518">
                <text:p>518</text:p>
              </table:table-cell>
              <table:table-cell office:value-type="float" office:value="896.79">
                <text:p>896.79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9.04">
                <text:p>1679.04</text:p>
              </table:table-cell>
              <table:table-cell office:value-type="float" office:value="1060">
                <text:p>1060</text:p>
              </table:table-cell>
              <table:table-cell office:value-type="float" office:value="821.97">
                <text:p>821.97</text:p>
              </table:table-cell>
              <table:table-cell office:value-type="float" office:value="554">
                <text:p>554</text:p>
              </table:table-cell>
              <table:table-cell office:value-type="float" office:value="667.04">
                <text:p>667.04</text:p>
              </table:table-cell>
              <table:table-cell office:value-type="float" office:value="554">
                <text:p>554</text:p>
              </table:table-cell>
              <table:table-cell office:value-type="float" office:value="1001.84">
                <text:p>1001.84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12.39">
                <text:p>1512.39</text:p>
              </table:table-cell>
              <table:table-cell office:value-type="float" office:value="874">
                <text:p>874</text:p>
              </table:table-cell>
              <table:table-cell office:value-type="float" office:value="733.01">
                <text:p>733.01</text:p>
              </table:table-cell>
              <table:table-cell office:value-type="float" office:value="556">
                <text:p>556</text:p>
              </table:table-cell>
              <table:table-cell office:value-type="float" office:value="594.08">
                <text:p>594.08</text:p>
              </table:table-cell>
              <table:table-cell office:value-type="float" office:value="498">
                <text:p>498</text:p>
              </table:table-cell>
              <table:table-cell office:value-type="float" office:value="848.41">
                <text:p>848.41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86.87">
                <text:p>1386.87</text:p>
              </table:table-cell>
              <table:table-cell office:value-type="float" office:value="863">
                <text:p>863</text:p>
              </table:table-cell>
              <table:table-cell office:value-type="float" office:value="720.59">
                <text:p>720.59</text:p>
              </table:table-cell>
              <table:table-cell office:value-type="float" office:value="544">
                <text:p>544</text:p>
              </table:table-cell>
              <table:table-cell office:value-type="float" office:value="591.3">
                <text:p>591.3</text:p>
              </table:table-cell>
              <table:table-cell office:value-type="float" office:value="476">
                <text:p>476</text:p>
              </table:table-cell>
              <table:table-cell office:value-type="float" office:value="822.81">
                <text:p>822.81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5.31">
                <text:p>1425.31</text:p>
              </table:table-cell>
              <table:table-cell office:value-type="float" office:value="811">
                <text:p>811</text:p>
              </table:table-cell>
              <table:table-cell office:value-type="float" office:value="655.14">
                <text:p>655.14</text:p>
              </table:table-cell>
              <table:table-cell office:value-type="float" office:value="455">
                <text:p>455</text:p>
              </table:table-cell>
              <table:table-cell office:value-type="float" office:value="544.57">
                <text:p>544.57</text:p>
              </table:table-cell>
              <table:table-cell office:value-type="float" office:value="455">
                <text:p>455</text:p>
              </table:table-cell>
              <table:table-cell office:value-type="float" office:value="814.39">
                <text:p>814.39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7.93">
                <text:p>1407.93</text:p>
              </table:table-cell>
              <table:table-cell office:value-type="float" office:value="973">
                <text:p>973</text:p>
              </table:table-cell>
              <table:table-cell office:value-type="float" office:value="712.8">
                <text:p>712.8</text:p>
              </table:table-cell>
              <table:table-cell office:value-type="float" office:value="536">
                <text:p>536</text:p>
              </table:table-cell>
              <table:table-cell office:value-type="float" office:value="605.39">
                <text:p>605.39</text:p>
              </table:table-cell>
              <table:table-cell office:value-type="float" office:value="511">
                <text:p>511</text:p>
              </table:table-cell>
              <table:table-cell office:value-type="float" office:value="834.7">
                <text:p>834.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56.62">
                <text:p>1456.62</text:p>
              </table:table-cell>
              <table:table-cell office:value-type="float" office:value="980">
                <text:p>980</text:p>
              </table:table-cell>
              <table:table-cell office:value-type="float" office:value="786.87">
                <text:p>786.87</text:p>
              </table:table-cell>
              <table:table-cell office:value-type="float" office:value="613">
                <text:p>613</text:p>
              </table:table-cell>
              <table:table-cell office:value-type="float" office:value="638.81">
                <text:p>638.81</text:p>
              </table:table-cell>
              <table:table-cell office:value-type="float" office:value="535">
                <text:p>535</text:p>
              </table:table-cell>
              <table:table-cell office:value-type="float" office:value="859.37">
                <text:p>859.37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68.57">
                <text:p>1468.57</text:p>
              </table:table-cell>
              <table:table-cell office:value-type="float" office:value="948">
                <text:p>948</text:p>
              </table:table-cell>
              <table:table-cell office:value-type="float" office:value="668.5">
                <text:p>668.5</text:p>
              </table:table-cell>
              <table:table-cell office:value-type="float" office:value="386">
                <text:p>386</text:p>
              </table:table-cell>
              <table:table-cell office:value-type="float" office:value="482.72">
                <text:p>482.72</text:p>
              </table:table-cell>
              <table:table-cell office:value-type="float" office:value="373">
                <text:p>373</text:p>
              </table:table-cell>
              <table:table-cell office:value-type="float" office:value="786.94">
                <text:p>786.94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57.6">
                <text:p>1557.6</text:p>
              </table:table-cell>
              <table:table-cell office:value-type="float" office:value="967">
                <text:p>967</text:p>
              </table:table-cell>
              <table:table-cell office:value-type="float" office:value="806.77">
                <text:p>806.77</text:p>
              </table:table-cell>
              <table:table-cell office:value-type="float" office:value="637">
                <text:p>637</text:p>
              </table:table-cell>
              <table:table-cell office:value-type="float" office:value="661.69">
                <text:p>661.69</text:p>
              </table:table-cell>
              <table:table-cell office:value-type="float" office:value="558">
                <text:p>558</text:p>
              </table:table-cell>
              <table:table-cell office:value-type="float" office:value="932.58">
                <text:p>932.58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81.04">
                <text:p>1381.04</text:p>
              </table:table-cell>
              <table:table-cell office:value-type="float" office:value="825">
                <text:p>825</text:p>
              </table:table-cell>
              <table:table-cell office:value-type="float" office:value="686.92">
                <text:p>686.92</text:p>
              </table:table-cell>
              <table:table-cell office:value-type="float" office:value="507">
                <text:p>507</text:p>
              </table:table-cell>
              <table:table-cell office:value-type="float" office:value="553.89">
                <text:p>553.89</text:p>
              </table:table-cell>
              <table:table-cell office:value-type="float" office:value="447">
                <text:p>447</text:p>
              </table:table-cell>
              <table:table-cell office:value-type="float" office:value="778.42">
                <text:p>778.4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98.22">
                <text:p>1398.22</text:p>
              </table:table-cell>
              <table:table-cell office:value-type="float" office:value="866">
                <text:p>866</text:p>
              </table:table-cell>
              <table:table-cell office:value-type="float" office:value="698.34">
                <text:p>698.34</text:p>
              </table:table-cell>
              <table:table-cell office:value-type="float" office:value="563">
                <text:p>563</text:p>
              </table:table-cell>
              <table:table-cell office:value-type="float" office:value="561.7">
                <text:p>561.7</text:p>
              </table:table-cell>
              <table:table-cell office:value-type="float" office:value="485">
                <text:p>485</text:p>
              </table:table-cell>
              <table:table-cell office:value-type="float" office:value="848.46">
                <text:p>848.46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69.69">
                <text:p>1569.69</text:p>
              </table:table-cell>
              <table:table-cell office:value-type="float" office:value="998">
                <text:p>998</text:p>
              </table:table-cell>
              <table:table-cell office:value-type="float" office:value="730.28">
                <text:p>730.28</text:p>
              </table:table-cell>
              <table:table-cell office:value-type="float" office:value="558">
                <text:p>558</text:p>
              </table:table-cell>
              <table:table-cell office:value-type="float" office:value="607.54">
                <text:p>607.54</text:p>
              </table:table-cell>
              <table:table-cell office:value-type="float" office:value="526">
                <text:p>526</text:p>
              </table:table-cell>
              <table:table-cell office:value-type="float" office:value="888.11">
                <text:p>888.11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52.76">
                <text:p>1452.76</text:p>
              </table:table-cell>
              <table:table-cell office:value-type="float" office:value="837">
                <text:p>837</text:p>
              </table:table-cell>
              <table:table-cell office:value-type="float" office:value="771.71">
                <text:p>771.71</text:p>
              </table:table-cell>
              <table:table-cell office:value-type="float" office:value="569">
                <text:p>569</text:p>
              </table:table-cell>
              <table:table-cell office:value-type="float" office:value="629.18">
                <text:p>629.18</text:p>
              </table:table-cell>
              <table:table-cell office:value-type="float" office:value="523">
                <text:p>523</text:p>
              </table:table-cell>
              <table:table-cell office:value-type="float" office:value="867.64">
                <text:p>867.64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94.41">
                <text:p>1394.41</text:p>
              </table:table-cell>
              <table:table-cell office:value-type="float" office:value="847">
                <text:p>847</text:p>
              </table:table-cell>
              <table:table-cell office:value-type="float" office:value="784.2">
                <text:p>784.2</text:p>
              </table:table-cell>
              <table:table-cell office:value-type="float" office:value="633">
                <text:p>633</text:p>
              </table:table-cell>
              <table:table-cell office:value-type="float" office:value="681.24">
                <text:p>681.24</text:p>
              </table:table-cell>
              <table:table-cell office:value-type="float" office:value="599">
                <text:p>599</text:p>
              </table:table-cell>
              <table:table-cell office:value-type="float" office:value="894.13">
                <text:p>894.13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80.02">
                <text:p>1680.02</text:p>
              </table:table-cell>
              <table:table-cell office:value-type="float" office:value="1120">
                <text:p>1120</text:p>
              </table:table-cell>
              <table:table-cell office:value-type="float" office:value="791">
                <text:p>791</text:p>
              </table:table-cell>
              <table:table-cell office:value-type="float" office:value="600">
                <text:p>600</text:p>
              </table:table-cell>
              <table:table-cell office:value-type="float" office:value="648.77">
                <text:p>648.77</text:p>
              </table:table-cell>
              <table:table-cell office:value-type="float" office:value="563">
                <text:p>563</text:p>
              </table:table-cell>
              <table:table-cell office:value-type="float" office:value="977.64">
                <text:p>977.64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36.05">
                <text:p>1236.05</text:p>
              </table:table-cell>
              <table:table-cell office:value-type="float" office:value="714">
                <text:p>714</text:p>
              </table:table-cell>
              <table:table-cell office:value-type="float" office:value="638.06">
                <text:p>638.06</text:p>
              </table:table-cell>
              <table:table-cell office:value-type="float" office:value="464">
                <text:p>464</text:p>
              </table:table-cell>
              <table:table-cell office:value-type="float" office:value="540.28">
                <text:p>540.28</text:p>
              </table:table-cell>
              <table:table-cell office:value-type="float" office:value="464">
                <text:p>464</text:p>
              </table:table-cell>
              <table:table-cell office:value-type="float" office:value="708.95">
                <text:p>708.95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96.26">
                <text:p>1296.26</text:p>
              </table:table-cell>
              <table:table-cell office:value-type="float" office:value="758">
                <text:p>758</text:p>
              </table:table-cell>
              <table:table-cell office:value-type="float" office:value="690.21">
                <text:p>690.21</text:p>
              </table:table-cell>
              <table:table-cell office:value-type="float" office:value="493">
                <text:p>493</text:p>
              </table:table-cell>
              <table:table-cell office:value-type="float" office:value="565.72">
                <text:p>565.72</text:p>
              </table:table-cell>
              <table:table-cell office:value-type="float" office:value="484">
                <text:p>484</text:p>
              </table:table-cell>
              <table:table-cell office:value-type="float" office:value="737.73">
                <text:p>737.73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58.96">
                <text:p>1558.96</text:p>
              </table:table-cell>
              <table:table-cell office:value-type="float" office:value="1068">
                <text:p>1068</text:p>
              </table:table-cell>
              <table:table-cell office:value-type="float" office:value="813.92">
                <text:p>813.92</text:p>
              </table:table-cell>
              <table:table-cell office:value-type="float" office:value="588">
                <text:p>588</text:p>
              </table:table-cell>
              <table:table-cell office:value-type="float" office:value="659.35">
                <text:p>659.35</text:p>
              </table:table-cell>
              <table:table-cell office:value-type="float" office:value="562">
                <text:p>562</text:p>
              </table:table-cell>
              <table:table-cell office:value-type="float" office:value="962.21">
                <text:p>962.21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08.79">
                <text:p>1608.79</text:p>
              </table:table-cell>
              <table:table-cell office:value-type="float" office:value="985">
                <text:p>985</text:p>
              </table:table-cell>
              <table:table-cell office:value-type="float" office:value="771.16">
                <text:p>771.16</text:p>
              </table:table-cell>
              <table:table-cell office:value-type="float" office:value="585">
                <text:p>585</text:p>
              </table:table-cell>
              <table:table-cell office:value-type="float" office:value="648.5">
                <text:p>648.5</text:p>
              </table:table-cell>
              <table:table-cell office:value-type="float" office:value="571">
                <text:p>571</text:p>
              </table:table-cell>
              <table:table-cell office:value-type="float" office:value="956.93">
                <text:p>956.93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02.31">
                <text:p>1602.31</text:p>
              </table:table-cell>
              <table:table-cell office:value-type="float" office:value="923">
                <text:p>923</text:p>
              </table:table-cell>
              <table:table-cell office:value-type="float" office:value="727.71">
                <text:p>727.71</text:p>
              </table:table-cell>
              <table:table-cell office:value-type="float" office:value="455">
                <text:p>455</text:p>
              </table:table-cell>
              <table:table-cell office:value-type="float" office:value="586.09">
                <text:p>586.09</text:p>
              </table:table-cell>
              <table:table-cell office:value-type="float" office:value="455">
                <text:p>455</text:p>
              </table:table-cell>
              <table:table-cell office:value-type="float" office:value="928.48">
                <text:p>928.4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9.48">
                <text:p>1879.48</text:p>
              </table:table-cell>
              <table:table-cell office:value-type="float" office:value="1167">
                <text:p>1167</text:p>
              </table:table-cell>
              <table:table-cell office:value-type="float" office:value="834.28">
                <text:p>834.28</text:p>
              </table:table-cell>
              <table:table-cell office:value-type="float" office:value="656">
                <text:p>656</text:p>
              </table:table-cell>
              <table:table-cell office:value-type="float" office:value="687.79">
                <text:p>687.79</text:p>
              </table:table-cell>
              <table:table-cell office:value-type="float" office:value="632">
                <text:p>632</text:p>
              </table:table-cell>
              <table:table-cell office:value-type="float" office:value="1062.13">
                <text:p>1062.13</text:p>
              </table:table-cell>
              <table:table-cell office:value-type="float" office:value="783">
                <text:p>7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6cm" svg:y="0.172cm" chart:style-name="ch2">
          <text:p>10 nodes comparison: LS, VND, BVNS, TS
 niter=10, greedy, initial solution=one2one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one2one_memory_10_times4ave_50_maxs_0.2'.E1:'TESTBENCH_metaheu_ls_vnd_bvns_ts__niter_10_search_greedy_init_one2one_memory_10_times4ave_50_maxs_0.2'.E31 'TESTBENCH_metaheu_ls_vnd_bvns_ts__niter_10_search_greedy_init_one2one_memory_10_times4ave_50_maxs_0.2'.H1:'TESTBENCH_metaheu_ls_vnd_bvns_ts__niter_10_search_greedy_init_one2one_memory_10_times4ave_50_maxs_0.2'.H31 'TESTBENCH_metaheu_ls_vnd_bvns_ts__niter_10_search_greedy_init_one2one_memory_10_times4ave_50_maxs_0.2'.K1:'TESTBENCH_metaheu_ls_vnd_bvns_ts__niter_10_search_greedy_init_one2one_memory_10_times4ave_50_maxs_0.2'.K31 'TESTBENCH_metaheu_ls_vnd_bvns_ts__niter_10_search_greedy_init_one2one_memory_10_times4ave_50_maxs_0.2'.N1:'TESTBENCH_metaheu_ls_vnd_bvns_ts__niter_10_search_greedy_init_one2one_memory_10_times4ave_50_maxs_0.2'.N31" chart:data-source-has-labels="row" svg:x="0.644cm" svg:y="1.778cm" svg:width="34.598cm" svg:height="6.262cm">
          <chartooo:coordinate-region svg:x="1.636cm" svg:y="1.977cm" svg:width="33.419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one2one_memory_10_times4ave_50_maxs_0.2'.E2:'TESTBENCH_metaheu_ls_vnd_bvns_ts__niter_10_search_greedy_init_one2one_memory_10_times4ave_50_maxs_0.2'.E31" chart:label-cell-address="'TESTBENCH_metaheu_ls_vnd_bvns_ts__niter_10_search_greedy_init_one2one_memory_10_times4ave_50_maxs_0.2'.E1:'TESTBENCH_metaheu_ls_vnd_bvns_ts__niter_10_search_greedy_init_one2one_memory_10_times4ave_50_maxs_0.2'.E1" chart:class="chart:line">
            <chart:data-point chart:repeated="30"/>
          </chart:series>
          <chart:series chart:style-name="ch8" chart:values-cell-range-address="'TESTBENCH_metaheu_ls_vnd_bvns_ts__niter_10_search_greedy_init_one2one_memory_10_times4ave_50_maxs_0.2'.H2:'TESTBENCH_metaheu_ls_vnd_bvns_ts__niter_10_search_greedy_init_one2one_memory_10_times4ave_50_maxs_0.2'.H31" chart:label-cell-address="'TESTBENCH_metaheu_ls_vnd_bvns_ts__niter_10_search_greedy_init_one2one_memory_10_times4ave_50_maxs_0.2'.H1:'TESTBENCH_metaheu_ls_vnd_bvns_ts__niter_10_search_greedy_init_one2one_memory_10_times4ave_50_maxs_0.2'.H1" chart:class="chart:line">
            <chart:data-point chart:repeated="30"/>
          </chart:series>
          <chart:series chart:style-name="ch9" chart:values-cell-range-address="'TESTBENCH_metaheu_ls_vnd_bvns_ts__niter_10_search_greedy_init_one2one_memory_10_times4ave_50_maxs_0.2'.K2:'TESTBENCH_metaheu_ls_vnd_bvns_ts__niter_10_search_greedy_init_one2one_memory_10_times4ave_50_maxs_0.2'.K31" chart:label-cell-address="'TESTBENCH_metaheu_ls_vnd_bvns_ts__niter_10_search_greedy_init_one2one_memory_10_times4ave_50_maxs_0.2'.K1:'TESTBENCH_metaheu_ls_vnd_bvns_ts__niter_10_search_greedy_init_one2one_memory_10_times4ave_50_maxs_0.2'.K1" chart:class="chart:line">
            <chart:data-point chart:repeated="30"/>
          </chart:series>
          <chart:series chart:style-name="ch10" chart:values-cell-range-address="'TESTBENCH_metaheu_ls_vnd_bvns_ts__niter_10_search_greedy_init_one2one_memory_10_times4ave_50_maxs_0.2'.N2:'TESTBENCH_metaheu_ls_vnd_bvns_ts__niter_10_search_greedy_init_one2one_memory_10_times4ave_50_maxs_0.2'.N31" chart:label-cell-address="'TESTBENCH_metaheu_ls_vnd_bvns_ts__niter_10_search_greedy_init_one2one_memory_10_times4ave_50_maxs_0.2'.N1:'TESTBENCH_metaheu_ls_vnd_bvns_ts__niter_10_search_greedy_init_one2one_memory_10_times4ave_50_maxs_0.2'.N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greedy_init_one2one_memory_10_times4ave_50_maxs_0.2'.E1:'TESTBENCH_metaheu_ls_vnd_bvns_ts__niter_10_search_greedy_init_one2one_memory_10_times4ave_50_maxs_0.2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one2one_memory_10_times4ave_50_maxs_0.2'.H1:'TESTBENCH_metaheu_ls_vnd_bvns_ts__niter_10_search_greedy_init_one2one_memory_10_times4ave_50_maxs_0.2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one2one_memory_10_times4ave_50_maxs_0.2'.K1:'TESTBENCH_metaheu_ls_vnd_bvns_ts__niter_10_search_greedy_init_one2one_memory_10_times4ave_50_maxs_0.2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one2one_memory_10_times4ave_50_maxs_0.2'.N1:'TESTBENCH_metaheu_ls_vnd_bvns_ts__niter_10_search_greedy_init_one2one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9">
                <text:p>849</text:p>
                <draw:g>
                  <svg:desc>'TESTBENCH_metaheu_ls_vnd_bvns_ts__niter_10_search_greedy_init_one2one_memory_10_times4ave_50_maxs_0.2'.E2:'TESTBENCH_metaheu_ls_vnd_bvns_ts__niter_10_search_greedy_init_one2one_memory_10_times4ave_50_maxs_0.2'.E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greedy_init_one2one_memory_10_times4ave_50_maxs_0.2'.H2:'TESTBENCH_metaheu_ls_vnd_bvns_ts__niter_10_search_greedy_init_one2one_memory_10_times4ave_50_maxs_0.2'.H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greedy_init_one2one_memory_10_times4ave_50_maxs_0.2'.K2:'TESTBENCH_metaheu_ls_vnd_bvns_ts__niter_10_search_greedy_init_one2one_memory_10_times4ave_50_maxs_0.2'.K31</svg:desc>
                </draw:g>
              </table:table-cell>
              <table:table-cell office:value-type="float" office:value="634">
                <text:p>634</text:p>
                <draw:g>
                  <svg:desc>'TESTBENCH_metaheu_ls_vnd_bvns_ts__niter_10_search_greedy_init_one2one_memory_10_times4ave_50_maxs_0.2'.N2:'TESTBENCH_metaheu_ls_vnd_bvns_ts__niter_10_search_greedy_init_one2one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5">
                <text:p>865</text:p>
              </table:table-cell>
              <table:table-cell office:value-type="float" office:value="502">
                <text:p>502</text:p>
              </table:table-cell>
              <table:table-cell office:value-type="float" office:value="499">
                <text:p>499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5">
                <text:p>965</text:p>
              </table:table-cell>
              <table:table-cell office:value-type="float" office:value="489">
                <text:p>489</text:p>
              </table:table-cell>
              <table:table-cell office:value-type="float" office:value="465">
                <text:p>46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1">
                <text:p>1001</text:p>
              </table:table-cell>
              <table:table-cell office:value-type="float" office:value="488">
                <text:p>488</text:p>
              </table:table-cell>
              <table:table-cell office:value-type="float" office:value="443">
                <text:p>443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9">
                <text:p>849</text:p>
              </table:table-cell>
              <table:table-cell office:value-type="float" office:value="440">
                <text:p>440</text:p>
              </table:table-cell>
              <table:table-cell office:value-type="float" office:value="408">
                <text:p>408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5">
                <text:p>965</text:p>
              </table:table-cell>
              <table:table-cell office:value-type="float" office:value="574">
                <text:p>574</text:p>
              </table:table-cell>
              <table:table-cell office:value-type="float" office:value="530">
                <text:p>53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2">
                <text:p>832</text:p>
              </table:table-cell>
              <table:table-cell office:value-type="float" office:value="571">
                <text:p>571</text:p>
              </table:table-cell>
              <table:table-cell office:value-type="float" office:value="504">
                <text:p>504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3">
                <text:p>783</text:p>
              </table:table-cell>
              <table:table-cell office:value-type="float" office:value="517">
                <text:p>517</text:p>
              </table:table-cell>
              <table:table-cell office:value-type="float" office:value="464">
                <text:p>46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1">
                <text:p>971</text:p>
              </table:table-cell>
              <table:table-cell office:value-type="float" office:value="481">
                <text:p>481</text:p>
              </table:table-cell>
              <table:table-cell office:value-type="float" office:value="426">
                <text:p>426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5">
                <text:p>1005</text:p>
              </table:table-cell>
              <table:table-cell office:value-type="float" office:value="530">
                <text:p>530</text:p>
              </table:table-cell>
              <table:table-cell office:value-type="float" office:value="518">
                <text:p>518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0">
                <text:p>1060</text:p>
              </table:table-cell>
              <table:table-cell office:value-type="float" office:value="554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4">
                <text:p>874</text:p>
              </table:table-cell>
              <table:table-cell office:value-type="float" office:value="556">
                <text:p>556</text:p>
              </table:table-cell>
              <table:table-cell office:value-type="float" office:value="498">
                <text:p>498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3">
                <text:p>863</text:p>
              </table:table-cell>
              <table:table-cell office:value-type="float" office:value="544">
                <text:p>544</text:p>
              </table:table-cell>
              <table:table-cell office:value-type="float" office:value="476">
                <text:p>476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1">
                <text:p>811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3">
                <text:p>973</text:p>
              </table:table-cell>
              <table:table-cell office:value-type="float" office:value="536">
                <text:p>536</text:p>
              </table:table-cell>
              <table:table-cell office:value-type="float" office:value="511">
                <text:p>51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0">
                <text:p>980</text:p>
              </table:table-cell>
              <table:table-cell office:value-type="float" office:value="613">
                <text:p>613</text:p>
              </table:table-cell>
              <table:table-cell office:value-type="float" office:value="535">
                <text:p>53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8">
                <text:p>948</text:p>
              </table:table-cell>
              <table:table-cell office:value-type="float" office:value="386">
                <text:p>386</text:p>
              </table:table-cell>
              <table:table-cell office:value-type="float" office:value="373">
                <text:p>373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67">
                <text:p>967</text:p>
              </table:table-cell>
              <table:table-cell office:value-type="float" office:value="637">
                <text:p>637</text:p>
              </table:table-cell>
              <table:table-cell office:value-type="float" office:value="558">
                <text:p>558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25">
                <text:p>825</text:p>
              </table:table-cell>
              <table:table-cell office:value-type="float" office:value="507">
                <text:p>507</text:p>
              </table:table-cell>
              <table:table-cell office:value-type="float" office:value="447">
                <text:p>44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6">
                <text:p>866</text:p>
              </table:table-cell>
              <table:table-cell office:value-type="float" office:value="563">
                <text:p>563</text:p>
              </table:table-cell>
              <table:table-cell office:value-type="float" office:value="485">
                <text:p>485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8">
                <text:p>998</text:p>
              </table:table-cell>
              <table:table-cell office:value-type="float" office:value="558">
                <text:p>558</text:p>
              </table:table-cell>
              <table:table-cell office:value-type="float" office:value="526">
                <text:p>526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7">
                <text:p>837</text:p>
              </table:table-cell>
              <table:table-cell office:value-type="float" office:value="569">
                <text:p>569</text:p>
              </table:table-cell>
              <table:table-cell office:value-type="float" office:value="523">
                <text:p>523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47">
                <text:p>847</text:p>
              </table:table-cell>
              <table:table-cell office:value-type="float" office:value="633">
                <text:p>633</text:p>
              </table:table-cell>
              <table:table-cell office:value-type="float" office:value="599">
                <text:p>599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20">
                <text:p>1120</text:p>
              </table:table-cell>
              <table:table-cell office:value-type="float" office:value="600">
                <text:p>600</text:p>
              </table:table-cell>
              <table:table-cell office:value-type="float" office:value="563">
                <text:p>563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4">
                <text:p>714</text:p>
              </table:table-cell>
              <table:table-cell office:value-type="float" office:value="464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8">
                <text:p>758</text:p>
              </table:table-cell>
              <table:table-cell office:value-type="float" office:value="493">
                <text:p>493</text:p>
              </table:table-cell>
              <table:table-cell office:value-type="float" office:value="484">
                <text:p>484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8">
                <text:p>1068</text:p>
              </table:table-cell>
              <table:table-cell office:value-type="float" office:value="588">
                <text:p>588</text:p>
              </table:table-cell>
              <table:table-cell office:value-type="float" office:value="562">
                <text:p>562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5">
                <text:p>985</text:p>
              </table:table-cell>
              <table:table-cell office:value-type="float" office:value="585">
                <text:p>585</text:p>
              </table:table-cell>
              <table:table-cell office:value-type="float" office:value="571">
                <text:p>571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23">
                <text:p>923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7">
                <text:p>1167</text:p>
              </table:table-cell>
              <table:table-cell office:value-type="float" office:value="656">
                <text:p>656</text:p>
              </table:table-cell>
              <table:table-cell office:value-type="float" office:value="632">
                <text:p>632</text:p>
              </table:table-cell>
              <table:table-cell office:value-type="float" office:value="783">
                <text:p>7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713cm" svg:height="9.006cm" xlink:href=".." xlink:type="simple" chart:class="chart:line" chart:style-name="ch1">
        <chart:title svg:x="1.366cm" svg:y="0.093cm" chart:style-name="ch2">
          <text:p>10 nodes comparison: LS, VND, BVNS, TS
 niter=10, greedy, initial solution=one2one, memory in TS=10</text:p>
        </chart:title>
        <chart:legend chart:legend-position="bottom" svg:x="2.299cm" svg:y="8.407cm" style:legend-expansion="custom" chartooo:width="9.621cm" chartooo:height="0.598cm" style:legend-expansion-aspect-ratio="16.0886287625418" chart:style-name="ch3"/>
        <chart:plot-area chart:style-name="ch4" table:cell-range-address="'TESTBENCH_metaheu_ls_vnd_bvns_ts__niter_10_search_greedy_init_one2one_memory_10_times4ave_50_maxs_0.2'.D1:'TESTBENCH_metaheu_ls_vnd_bvns_ts__niter_10_search_greedy_init_one2one_memory_10_times4ave_50_maxs_0.2'.E31" chart:data-source-has-labels="row" svg:x="-0.325cm" svg:y="1.778cm" svg:width="14.822cm" svg:height="6.262cm">
          <chartooo:coordinate-region svg:x="0.667cm" svg:y="1.977cm" svg:width="13.643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one2one_memory_10_times4ave_50_maxs_0.2'.D2:'TESTBENCH_metaheu_ls_vnd_bvns_ts__niter_10_search_greedy_init_one2one_memory_10_times4ave_50_maxs_0.2'.D31" chart:label-cell-address="'TESTBENCH_metaheu_ls_vnd_bvns_ts__niter_10_search_greedy_init_one2one_memory_10_times4ave_50_maxs_0.2'.D1:'TESTBENCH_metaheu_ls_vnd_bvns_ts__niter_10_search_greedy_init_one2one_memory_10_times4ave_50_maxs_0.2'.D1" chart:class="chart:line">
            <chart:data-point chart:repeated="30"/>
          </chart:series>
          <chart:series chart:style-name="ch8" chart:values-cell-range-address="'TESTBENCH_metaheu_ls_vnd_bvns_ts__niter_10_search_greedy_init_one2one_memory_10_times4ave_50_maxs_0.2'.E2:'TESTBENCH_metaheu_ls_vnd_bvns_ts__niter_10_search_greedy_init_one2one_memory_10_times4ave_50_maxs_0.2'.E31" chart:label-cell-address="'TESTBENCH_metaheu_ls_vnd_bvns_ts__niter_10_search_greedy_init_one2one_memory_10_times4ave_50_maxs_0.2'.E1:'TESTBENCH_metaheu_ls_vnd_bvns_ts__niter_10_search_greedy_init_one2one_memory_10_times4ave_50_maxs_0.2'.E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one2one_memory_10_times4ave_50_maxs_0.2'.D1:'TESTBENCH_metaheu_ls_vnd_bvns_ts__niter_10_search_greedy_init_one2one_memory_10_times4ave_50_maxs_0.2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greedy_init_one2one_memory_10_times4ave_50_maxs_0.2'.E1:'TESTBENCH_metaheu_ls_vnd_bvns_ts__niter_10_search_greedy_init_one2one_memory_10_times4ave_50_maxs_0.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10.8">
                <text:p>1510.8</text:p>
                <draw:g>
                  <svg:desc>'TESTBENCH_metaheu_ls_vnd_bvns_ts__niter_10_search_greedy_init_one2one_memory_10_times4ave_50_maxs_0.2'.D2:'TESTBENCH_metaheu_ls_vnd_bvns_ts__niter_10_search_greedy_init_one2one_memory_10_times4ave_50_maxs_0.2'.D31</svg:desc>
                </draw:g>
              </table:table-cell>
              <table:table-cell office:value-type="float" office:value="849">
                <text:p>849</text:p>
                <draw:g>
                  <svg:desc>'TESTBENCH_metaheu_ls_vnd_bvns_ts__niter_10_search_greedy_init_one2one_memory_10_times4ave_50_maxs_0.2'.E2:'TESTBENCH_metaheu_ls_vnd_bvns_ts__niter_10_search_greedy_init_one2one_memory_10_times4ave_50_maxs_0.2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6.74">
                <text:p>1416.74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3.49">
                <text:p>1553.49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1.42">
                <text:p>1401.42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0.6">
                <text:p>1480.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5.82">
                <text:p>1665.82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7.76">
                <text:p>1487.76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71.21">
                <text:p>1371.21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57.3">
                <text:p>1457.3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67.03">
                <text:p>1567.03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9.04">
                <text:p>1679.04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12.39">
                <text:p>1512.39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86.87">
                <text:p>1386.87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5.31">
                <text:p>1425.31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7.93">
                <text:p>1407.93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56.62">
                <text:p>1456.6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68.57">
                <text:p>1468.57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57.6">
                <text:p>1557.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81.04">
                <text:p>1381.04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98.22">
                <text:p>1398.22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69.69">
                <text:p>1569.69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52.76">
                <text:p>1452.76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94.41">
                <text:p>1394.41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80.02">
                <text:p>1680.02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36.05">
                <text:p>1236.05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96.26">
                <text:p>1296.26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58.96">
                <text:p>1558.9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08.79">
                <text:p>1608.79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02.31">
                <text:p>1602.31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9.48">
                <text:p>1879.48</text:p>
              </table:table-cell>
              <table:table-cell office:value-type="float" office:value="1167">
                <text:p>11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713cm" svg:height="9.006cm" xlink:href=".." xlink:type="simple" chart:class="chart:line" chart:style-name="ch1">
        <chart:title svg:x="1.368cm" svg:y="0.093cm" chart:style-name="ch2">
          <text:p>10 nodes comparison: LS, VND, BVNS, TS
 niter=10, greedy, initial solution=one2one, memory in TS=10</text:p>
        </chart:title>
        <chart:legend chart:legend-position="bottom" svg:x="2.299cm" svg:y="8.407cm" style:legend-expansion="custom" chartooo:width="9.621cm" chartooo:height="0.598cm" style:legend-expansion-aspect-ratio="16.0886287625418" chart:style-name="ch3"/>
        <chart:plot-area chart:style-name="ch4" table:cell-range-address="'TESTBENCH_metaheu_ls_vnd_bvns_ts__niter_10_search_greedy_init_one2one_memory_10_times4ave_50_maxs_0.2'.G1:'TESTBENCH_metaheu_ls_vnd_bvns_ts__niter_10_search_greedy_init_one2one_memory_10_times4ave_50_maxs_0.2'.H31" chart:data-source-has-labels="row" svg:x="-0.14cm" svg:y="1.778cm" svg:width="14.637cm" svg:height="6.262cm">
          <chartooo:coordinate-region svg:x="0.667cm" svg:y="1.977cm" svg:width="13.643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one2one_memory_10_times4ave_50_maxs_0.2'.G2:'TESTBENCH_metaheu_ls_vnd_bvns_ts__niter_10_search_greedy_init_one2one_memory_10_times4ave_50_maxs_0.2'.G31" chart:label-cell-address="'TESTBENCH_metaheu_ls_vnd_bvns_ts__niter_10_search_greedy_init_one2one_memory_10_times4ave_50_maxs_0.2'.G1:'TESTBENCH_metaheu_ls_vnd_bvns_ts__niter_10_search_greedy_init_one2one_memory_10_times4ave_50_maxs_0.2'.G1" chart:class="chart:line">
            <chart:data-point chart:repeated="30"/>
          </chart:series>
          <chart:series chart:style-name="ch8" chart:values-cell-range-address="'TESTBENCH_metaheu_ls_vnd_bvns_ts__niter_10_search_greedy_init_one2one_memory_10_times4ave_50_maxs_0.2'.H2:'TESTBENCH_metaheu_ls_vnd_bvns_ts__niter_10_search_greedy_init_one2one_memory_10_times4ave_50_maxs_0.2'.H31" chart:label-cell-address="'TESTBENCH_metaheu_ls_vnd_bvns_ts__niter_10_search_greedy_init_one2one_memory_10_times4ave_50_maxs_0.2'.H1:'TESTBENCH_metaheu_ls_vnd_bvns_ts__niter_10_search_greedy_init_one2one_memory_10_times4ave_50_maxs_0.2'.H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d_av_cost</text:p>
                <draw:g>
                  <svg:desc>'TESTBENCH_metaheu_ls_vnd_bvns_ts__niter_10_search_greedy_init_one2one_memory_10_times4ave_50_maxs_0.2'.G1:'TESTBENCH_metaheu_ls_vnd_bvns_ts__niter_10_search_greedy_init_one2one_memory_10_times4ave_50_maxs_0.2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one2one_memory_10_times4ave_50_maxs_0.2'.H1:'TESTBENCH_metaheu_ls_vnd_bvns_ts__niter_10_search_greedy_init_one2one_memory_10_times4ave_50_maxs_0.2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4.29">
                <text:p>724.29</text:p>
                <draw:g>
                  <svg:desc>'TESTBENCH_metaheu_ls_vnd_bvns_ts__niter_10_search_greedy_init_one2one_memory_10_times4ave_50_maxs_0.2'.G2:'TESTBENCH_metaheu_ls_vnd_bvns_ts__niter_10_search_greedy_init_one2one_memory_10_times4ave_50_maxs_0.2'.G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greedy_init_one2one_memory_10_times4ave_50_maxs_0.2'.H2:'TESTBENCH_metaheu_ls_vnd_bvns_ts__niter_10_search_greedy_init_one2one_memory_10_times4ave_50_maxs_0.2'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1.71">
                <text:p>711.7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8.16">
                <text:p>648.16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1.72">
                <text:p>721.7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8.4">
                <text:p>648.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6.75">
                <text:p>786.75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4.51">
                <text:p>744.51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3.25">
                <text:p>683.25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9.2">
                <text:p>719.2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2.56">
                <text:p>722.5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1.97">
                <text:p>821.97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3.01">
                <text:p>733.01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0.59">
                <text:p>720.59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5.14">
                <text:p>655.1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2.8">
                <text:p>712.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6.87">
                <text:p>786.87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8.5">
                <text:p>668.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6.77">
                <text:p>806.77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6.92">
                <text:p>686.9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8.34">
                <text:p>698.34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0.28">
                <text:p>730.2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71.71">
                <text:p>771.71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4.2">
                <text:p>784.2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1">
                <text:p>79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8.06">
                <text:p>638.0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0.21">
                <text:p>690.2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3.92">
                <text:p>813.9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1.16">
                <text:p>771.1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7.71">
                <text:p>727.7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34.28">
                <text:p>834.28</text:p>
              </table:table-cell>
              <table:table-cell office:value-type="float" office:value="656">
                <text:p>6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713cm" svg:height="9.006cm" xlink:href=".." xlink:type="simple" chart:class="chart:line" chart:style-name="ch1">
        <chart:title svg:x="1.368cm" svg:y="0.093cm" chart:style-name="ch2">
          <text:p>10 nodes comparison: LS, VND, BVNS, TS
 niter=10, greedy, initial solution=one2one, memory in TS=10</text:p>
        </chart:title>
        <chart:legend chart:legend-position="bottom" svg:x="2.299cm" svg:y="8.407cm" style:legend-expansion="custom" chartooo:width="9.621cm" chartooo:height="0.598cm" style:legend-expansion-aspect-ratio="16.0886287625418" chart:style-name="ch3"/>
        <chart:plot-area chart:style-name="ch4" table:cell-range-address="'TESTBENCH_metaheu_ls_vnd_bvns_ts__niter_10_search_greedy_init_one2one_memory_10_times4ave_50_maxs_0.2'.J1:'TESTBENCH_metaheu_ls_vnd_bvns_ts__niter_10_search_greedy_init_one2one_memory_10_times4ave_50_maxs_0.2'.K31" chart:data-source-has-labels="row" svg:x="-0.14cm" svg:y="1.778cm" svg:width="14.637cm" svg:height="6.262cm">
          <chartooo:coordinate-region svg:x="0.667cm" svg:y="1.977cm" svg:width="13.643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one2one_memory_10_times4ave_50_maxs_0.2'.J2:'TESTBENCH_metaheu_ls_vnd_bvns_ts__niter_10_search_greedy_init_one2one_memory_10_times4ave_50_maxs_0.2'.J31" chart:label-cell-address="'TESTBENCH_metaheu_ls_vnd_bvns_ts__niter_10_search_greedy_init_one2one_memory_10_times4ave_50_maxs_0.2'.J1:'TESTBENCH_metaheu_ls_vnd_bvns_ts__niter_10_search_greedy_init_one2one_memory_10_times4ave_50_maxs_0.2'.J1" chart:class="chart:line">
            <chart:data-point chart:repeated="30"/>
          </chart:series>
          <chart:series chart:style-name="ch8" chart:values-cell-range-address="'TESTBENCH_metaheu_ls_vnd_bvns_ts__niter_10_search_greedy_init_one2one_memory_10_times4ave_50_maxs_0.2'.K2:'TESTBENCH_metaheu_ls_vnd_bvns_ts__niter_10_search_greedy_init_one2one_memory_10_times4ave_50_maxs_0.2'.K31" chart:label-cell-address="'TESTBENCH_metaheu_ls_vnd_bvns_ts__niter_10_search_greedy_init_one2one_memory_10_times4ave_50_maxs_0.2'.K1:'TESTBENCH_metaheu_ls_vnd_bvns_ts__niter_10_search_greedy_init_one2one_memory_10_times4ave_50_maxs_0.2'.K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vns_av_cost</text:p>
                <draw:g>
                  <svg:desc>'TESTBENCH_metaheu_ls_vnd_bvns_ts__niter_10_search_greedy_init_one2one_memory_10_times4ave_50_maxs_0.2'.J1:'TESTBENCH_metaheu_ls_vnd_bvns_ts__niter_10_search_greedy_init_one2one_memory_10_times4ave_50_maxs_0.2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one2one_memory_10_times4ave_50_maxs_0.2'.K1:'TESTBENCH_metaheu_ls_vnd_bvns_ts__niter_10_search_greedy_init_one2one_memory_10_times4ave_50_maxs_0.2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5.57">
                <text:p>585.57</text:p>
                <draw:g>
                  <svg:desc>'TESTBENCH_metaheu_ls_vnd_bvns_ts__niter_10_search_greedy_init_one2one_memory_10_times4ave_50_maxs_0.2'.J2:'TESTBENCH_metaheu_ls_vnd_bvns_ts__niter_10_search_greedy_init_one2one_memory_10_times4ave_50_maxs_0.2'.J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greedy_init_one2one_memory_10_times4ave_50_maxs_0.2'.K2:'TESTBENCH_metaheu_ls_vnd_bvns_ts__niter_10_search_greedy_init_one2one_memory_10_times4ave_50_maxs_0.2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7.86">
                <text:p>567.8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9.26">
                <text:p>539.26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9.13">
                <text:p>579.1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7.94">
                <text:p>497.94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.15">
                <text:p>640.15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3.55">
                <text:p>583.5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7.52">
                <text:p>557.5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5.63">
                <text:p>545.6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5.68">
                <text:p>585.68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7.04">
                <text:p>667.04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4.08">
                <text:p>594.0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1.3">
                <text:p>591.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4.57">
                <text:p>544.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5.39">
                <text:p>605.3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8.81">
                <text:p>638.81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2.72">
                <text:p>482.72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1.69">
                <text:p>661.6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3.89">
                <text:p>553.89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1.7">
                <text:p>561.7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7.54">
                <text:p>607.5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9.18">
                <text:p>629.1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1.24">
                <text:p>681.2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8.77">
                <text:p>648.7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0.28">
                <text:p>540.2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5.72">
                <text:p>565.72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9.35">
                <text:p>659.35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8.5">
                <text:p>648.5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6.09">
                <text:p>586.0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7.79">
                <text:p>687.79</text:p>
              </table:table-cell>
              <table:table-cell office:value-type="float" office:value="632">
                <text:p>6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x" chart:symbol-width="0.25cm" chart:symbol-height="0.25cm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713cm" svg:height="9.006cm" xlink:href=".." xlink:type="simple" chart:class="chart:line" chart:style-name="ch1">
        <chart:title svg:x="1.368cm" svg:y="0.093cm" chart:style-name="ch2">
          <text:p>10 nodes comparison: LS, VND, BVNS, TS
 niter=10, greedy, initial solution=one2one, memory in TS=10</text:p>
        </chart:title>
        <chart:legend chart:legend-position="bottom" svg:x="2.299cm" svg:y="8.407cm" style:legend-expansion="custom" chartooo:width="9.621cm" chartooo:height="0.598cm" style:legend-expansion-aspect-ratio="16.0886287625418" chart:style-name="ch3"/>
        <chart:plot-area chart:style-name="ch4" table:cell-range-address="'TESTBENCH_metaheu_ls_vnd_bvns_ts__niter_10_search_greedy_init_one2one_memory_10_times4ave_50_maxs_0.2'.M1:'TESTBENCH_metaheu_ls_vnd_bvns_ts__niter_10_search_greedy_init_one2one_memory_10_times4ave_50_maxs_0.2'.N31" chart:data-source-has-labels="row" svg:x="-0.325cm" svg:y="1.778cm" svg:width="14.822cm" svg:height="6.262cm">
          <chartooo:coordinate-region svg:x="0.667cm" svg:y="1.977cm" svg:width="13.643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one2one_memory_10_times4ave_50_maxs_0.2'.M2:'TESTBENCH_metaheu_ls_vnd_bvns_ts__niter_10_search_greedy_init_one2one_memory_10_times4ave_50_maxs_0.2'.M31" chart:label-cell-address="'TESTBENCH_metaheu_ls_vnd_bvns_ts__niter_10_search_greedy_init_one2one_memory_10_times4ave_50_maxs_0.2'.M1:'TESTBENCH_metaheu_ls_vnd_bvns_ts__niter_10_search_greedy_init_one2one_memory_10_times4ave_50_maxs_0.2'.M1" chart:class="chart:line">
            <chart:data-point chart:repeated="16"/>
            <chart:data-point chart:style-name="ch8"/>
            <chart:data-point chart:repeated="13"/>
          </chart:series>
          <chart:series chart:style-name="ch9" chart:values-cell-range-address="'TESTBENCH_metaheu_ls_vnd_bvns_ts__niter_10_search_greedy_init_one2one_memory_10_times4ave_50_maxs_0.2'.N2:'TESTBENCH_metaheu_ls_vnd_bvns_ts__niter_10_search_greedy_init_one2one_memory_10_times4ave_50_maxs_0.2'.N31" chart:label-cell-address="'TESTBENCH_metaheu_ls_vnd_bvns_ts__niter_10_search_greedy_init_one2one_memory_10_times4ave_50_maxs_0.2'.N1:'TESTBENCH_metaheu_ls_vnd_bvns_ts__niter_10_search_greedy_init_one2one_memory_10_times4ave_50_maxs_0.2'.N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_av_cost</text:p>
                <draw:g>
                  <svg:desc>'TESTBENCH_metaheu_ls_vnd_bvns_ts__niter_10_search_greedy_init_one2one_memory_10_times4ave_50_maxs_0.2'.M1:'TESTBENCH_metaheu_ls_vnd_bvns_ts__niter_10_search_greedy_init_one2one_memory_10_times4ave_50_maxs_0.2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one2one_memory_10_times4ave_50_maxs_0.2'.N1:'TESTBENCH_metaheu_ls_vnd_bvns_ts__niter_10_search_greedy_init_one2one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2.16">
                <text:p>862.16</text:p>
                <draw:g>
                  <svg:desc>'TESTBENCH_metaheu_ls_vnd_bvns_ts__niter_10_search_greedy_init_one2one_memory_10_times4ave_50_maxs_0.2'.M2:'TESTBENCH_metaheu_ls_vnd_bvns_ts__niter_10_search_greedy_init_one2one_memory_10_times4ave_50_maxs_0.2'.M31</svg:desc>
                </draw:g>
              </table:table-cell>
              <table:table-cell office:value-type="float" office:value="634">
                <text:p>634</text:p>
                <draw:g>
                  <svg:desc>'TESTBENCH_metaheu_ls_vnd_bvns_ts__niter_10_search_greedy_init_one2one_memory_10_times4ave_50_maxs_0.2'.N2:'TESTBENCH_metaheu_ls_vnd_bvns_ts__niter_10_search_greedy_init_one2one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9.12">
                <text:p>819.12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7.5">
                <text:p>827.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0.37">
                <text:p>810.37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1.54">
                <text:p>771.54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32.71">
                <text:p>932.7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1.75">
                <text:p>881.75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4.13">
                <text:p>794.1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4.68">
                <text:p>814.68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6.79">
                <text:p>896.79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1.84">
                <text:p>1001.84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8.41">
                <text:p>848.41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2.81">
                <text:p>822.81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4.39">
                <text:p>814.39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34.7">
                <text:p>834.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9.37">
                <text:p>859.37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6.94">
                <text:p>786.94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32.58">
                <text:p>932.58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8.42">
                <text:p>778.4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8.46">
                <text:p>848.46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8.11">
                <text:p>888.11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7.64">
                <text:p>867.64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4.13">
                <text:p>894.13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7.64">
                <text:p>977.64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8.95">
                <text:p>708.95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7.73">
                <text:p>737.73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2.21">
                <text:p>962.21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6.93">
                <text:p>956.93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28.48">
                <text:p>928.4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62.13">
                <text:p>1062.13</text:p>
              </table:table-cell>
              <table:table-cell office:value-type="float" office:value="783">
                <text:p>78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